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_col-CupCake CNC Master Kit List" style:family="table-column">
      <style:table-column-properties fo:break-before="auto" style:column-width="1.25in"/>
    </style:style>
    <style:style style:name="_row-CupCake CNC Master Kit List" style:family="table-row">
      <style:table-row-properties style:row-height="0.17708333333333331in" fo:break-before="auto"/>
    </style:style>
    <style:style style:name="1col-CupCake CNC Master Kit List" style:family="table-column">
      <style:table-column-properties fo:break-before="auto" style:column-width="2.6979166666666665in"/>
    </style:style>
    <style:style style:name="2col-CupCake CNC Master Kit List" style:family="table-column">
      <style:table-column-properties fo:break-before="auto" style:column-width="1.90625in"/>
    </style:style>
    <style:style style:name="3col-CupCake CNC Master Kit List" style:family="table-column">
      <style:table-column-properties fo:break-before="auto" style:column-width="0.5833333333333333in"/>
    </style:style>
    <style:style style:name="5col-CupCake CNC Master Kit List" style:family="table-column">
      <style:table-column-properties fo:break-before="auto" style:column-width="1.8854166666666665in"/>
    </style:style>
    <style:style style:name="1row-CupCake CNC Master Kit List" style:family="table-row">
      <style:table-row-properties style:use-optimal-row-height="true" fo:break-before="auto"/>
    </style:style>
    <style:style style:name="1,1cel-CupCake CNC Master Kit List" style:family="table-cell" style:parent-style-name="Default">
      <style:text-properties fo:font-size="18pt" fo:font-weight="bold"/>
    </style:style>
    <style:style style:name="2,1cel-CupCake CNC Master Kit List" style:family="table-cell" style:parent-style-name="Default">
      <style:text-properties fo:font-size="14pt" fo:font-weight="bold"/>
    </style:style>
    <style:style style:name="2,4cel-CupCake CNC Master Kit List" style:family="table-cell" style:parent-style-name="Default">
      <style:text-properties fo:font-weight="bold"/>
    </style:style>
    <style:style style:name="3,1cel-CupCake CNC Master Kit List" style:family="table-cell" style:parent-style-name="Default">
      <style:text-properties fo:font-size="14pt"/>
    </style:style>
    <number:number-style style:name="N3,3cel-CupCake CNC Master Kit List" style:volatile="true">
      <number:number number:min-integer-digits="1" number:decimal-places="0"/>
    </number:number-style>
    <style:style style:name="3,3cel-CupCake CNC Master Kit List" style:family="table-cell" style:parent-style-name="Default" style:data-style-name="N3,3cel-CupCake CNC Master Kit List">
      <style:text-properties fo:font-size="14pt"/>
    </style:style>
    <number:number-style style:name="N4,3cel-CupCake CNC Master Kit List" style:volatile="true">
      <number:number number:min-integer-digits="1" number:decimal-places="0"/>
    </number:number-style>
    <style:style style:name="4,3cel-CupCake CNC Master Kit List" style:family="table-cell" style:parent-style-name="Default" style:data-style-name="N4,3cel-CupCake CNC Master Kit List">
      <style:text-properties fo:font-size="14pt"/>
    </style:style>
    <number:number-style style:name="N7,3cel-CupCake CNC Master Kit List" style:volatile="true">
      <number:number number:min-integer-digits="1" number:decimal-places="0"/>
    </number:number-style>
    <style:style style:name="7,3cel-CupCake CNC Master Kit List" style:family="table-cell" style:parent-style-name="Default" style:data-style-name="N7,3cel-CupCake CNC Master Kit List">
      <style:text-properties fo:font-size="14pt"/>
    </style:style>
    <number:number-style style:name="N8,3cel-CupCake CNC Master Kit List" style:volatile="true">
      <number:number number:min-integer-digits="1" number:decimal-places="0"/>
    </number:number-style>
    <style:style style:name="8,3cel-CupCake CNC Master Kit List" style:family="table-cell" style:parent-style-name="Default" style:data-style-name="N8,3cel-CupCake CNC Master Kit List">
      <style:text-properties fo:font-size="14pt"/>
    </style:style>
    <number:number-style style:name="N9,3cel-CupCake CNC Master Kit List" style:volatile="true">
      <number:number number:min-integer-digits="1" number:decimal-places="0"/>
    </number:number-style>
    <style:style style:name="9,3cel-CupCake CNC Master Kit List" style:family="table-cell" style:parent-style-name="Default" style:data-style-name="N9,3cel-CupCake CNC Master Kit List">
      <style:text-properties fo:font-size="14pt"/>
    </style:style>
    <number:number-style style:name="N10,3cel-CupCake CNC Master Kit List" style:volatile="true">
      <number:number number:min-integer-digits="1" number:decimal-places="0"/>
    </number:number-style>
    <style:style style:name="10,3cel-CupCake CNC Master Kit List" style:family="table-cell" style:parent-style-name="Default" style:data-style-name="N10,3cel-CupCake CNC Master Kit List">
      <style:text-properties fo:font-size="14pt"/>
    </style:style>
    <number:number-style style:name="N12,3cel-CupCake CNC Master Kit List" style:volatile="true">
      <number:number number:min-integer-digits="1" number:decimal-places="0"/>
    </number:number-style>
    <style:style style:name="12,3cel-CupCake CNC Master Kit List" style:family="table-cell" style:parent-style-name="Default" style:data-style-name="N12,3cel-CupCake CNC Master Kit List">
      <style:text-properties fo:font-size="14pt"/>
    </style:style>
    <number:number-style style:name="N13,3cel-CupCake CNC Master Kit List" style:volatile="true">
      <number:number number:min-integer-digits="1" number:decimal-places="0"/>
    </number:number-style>
    <style:style style:name="13,3cel-CupCake CNC Master Kit List" style:family="table-cell" style:parent-style-name="Default" style:data-style-name="N13,3cel-CupCake CNC Master Kit List">
      <style:text-properties fo:font-size="14pt"/>
    </style:style>
    <number:number-style style:name="N14,3cel-CupCake CNC Master Kit List" style:volatile="true">
      <number:number number:min-integer-digits="1" number:decimal-places="0"/>
    </number:number-style>
    <style:style style:name="14,3cel-CupCake CNC Master Kit List" style:family="table-cell" style:parent-style-name="Default" style:data-style-name="N14,3cel-CupCake CNC Master Kit List">
      <style:text-properties fo:font-size="14pt"/>
    </style:style>
    <number:number-style style:name="N15,3cel-CupCake CNC Master Kit List" style:volatile="true">
      <number:number number:min-integer-digits="1" number:decimal-places="0"/>
    </number:number-style>
    <style:style style:name="15,3cel-CupCake CNC Master Kit List" style:family="table-cell" style:parent-style-name="Default" style:data-style-name="N15,3cel-CupCake CNC Master Kit List">
      <style:text-properties fo:font-size="14pt"/>
    </style:style>
    <number:number-style style:name="N16,3cel-CupCake CNC Master Kit List" style:volatile="true">
      <number:number number:min-integer-digits="1" number:decimal-places="0"/>
    </number:number-style>
    <style:style style:name="16,3cel-CupCake CNC Master Kit List" style:family="table-cell" style:parent-style-name="Default" style:data-style-name="N16,3cel-CupCake CNC Master Kit List">
      <style:text-properties fo:font-size="14pt"/>
    </style:style>
    <number:number-style style:name="N17,3cel-CupCake CNC Master Kit List" style:volatile="true">
      <number:number number:min-integer-digits="1" number:decimal-places="0"/>
    </number:number-style>
    <style:style style:name="17,3cel-CupCake CNC Master Kit List" style:family="table-cell" style:parent-style-name="Default" style:data-style-name="N17,3cel-CupCake CNC Master Kit List">
      <style:text-properties fo:font-size="14pt"/>
    </style:style>
    <number:number-style style:name="N21,3cel-CupCake CNC Master Kit List" style:volatile="true">
      <number:number number:min-integer-digits="1" number:decimal-places="0"/>
    </number:number-style>
    <style:style style:name="21,3cel-CupCake CNC Master Kit List" style:family="table-cell" style:parent-style-name="Default" style:data-style-name="N21,3cel-CupCake CNC Master Kit List">
      <style:text-properties fo:font-size="14pt"/>
    </style:style>
    <number:number-style style:name="N22,3cel-CupCake CNC Master Kit List" style:volatile="true">
      <number:number number:min-integer-digits="1" number:decimal-places="0"/>
    </number:number-style>
    <style:style style:name="22,3cel-CupCake CNC Master Kit List" style:family="table-cell" style:parent-style-name="Default" style:data-style-name="N22,3cel-CupCake CNC Master Kit List">
      <style:text-properties fo:font-size="14pt"/>
    </style:style>
    <number:number-style style:name="N23,3cel-CupCake CNC Master Kit List" style:volatile="true">
      <number:number number:min-integer-digits="1" number:decimal-places="0"/>
    </number:number-style>
    <style:style style:name="23,3cel-CupCake CNC Master Kit List" style:family="table-cell" style:parent-style-name="Default" style:data-style-name="N23,3cel-CupCake CNC Master Kit List">
      <style:text-properties fo:font-size="14pt"/>
    </style:style>
    <number:number-style style:name="N24,3cel-CupCake CNC Master Kit List" style:volatile="true">
      <number:number number:min-integer-digits="1" number:decimal-places="0"/>
    </number:number-style>
    <style:style style:name="24,3cel-CupCake CNC Master Kit List" style:family="table-cell" style:parent-style-name="Default" style:data-style-name="N24,3cel-CupCake CNC Master Kit List">
      <style:text-properties fo:font-size="14pt"/>
    </style:style>
    <number:number-style style:name="N25,3cel-CupCake CNC Master Kit List" style:volatile="true">
      <number:number number:min-integer-digits="1" number:decimal-places="0"/>
    </number:number-style>
    <style:style style:name="25,3cel-CupCake CNC Master Kit List" style:family="table-cell" style:parent-style-name="Default" style:data-style-name="N25,3cel-CupCake CNC Master Kit List">
      <style:text-properties fo:font-size="14pt"/>
    </style:style>
    <number:number-style style:name="N26,3cel-CupCake CNC Master Kit List" style:volatile="true">
      <number:number number:min-integer-digits="1" number:decimal-places="0"/>
    </number:number-style>
    <style:style style:name="26,3cel-CupCake CNC Master Kit List" style:family="table-cell" style:parent-style-name="Default" style:data-style-name="N26,3cel-CupCake CNC Master Kit List">
      <style:text-properties fo:font-size="14pt"/>
    </style:style>
    <style:style style:name="_col-Lasercut Parts Kit" style:family="table-column">
      <style:table-column-properties fo:break-before="auto" style:column-width="1.25in"/>
    </style:style>
    <style:style style:name="_row-Lasercut Parts Kit" style:family="table-row">
      <style:table-row-properties style:row-height="0.17708333333333331in" fo:break-before="auto"/>
    </style:style>
    <style:style style:name="1col-Lasercut Parts Kit" style:family="table-column">
      <style:table-column-properties fo:break-before="auto" style:column-width="2.427083333333333in"/>
    </style:style>
    <style:style style:name="2col-Lasercut Parts Kit" style:family="table-column">
      <style:table-column-properties fo:break-before="auto" style:column-width="1.34375in"/>
    </style:style>
    <style:style style:name="2,1cel-Lasercut Parts Kit" style:family="table-cell" style:parent-style-name="Default">
      <style:text-properties fo:font-size="12pt" fo:font-weight="bold"/>
    </style:style>
    <number:number-style style:name="N4,3cel-Lasercut Parts Kit" style:volatile="true">
      <number:number number:min-integer-digits="1" number:decimal-places="0"/>
    </number:number-style>
    <style:style style:name="4,3cel-Lasercut Parts Kit" style:family="table-cell" style:parent-style-name="Default" style:data-style-name="N4,3cel-Lasercut Parts Kit"/>
    <number:number-style style:name="N5,3cel-Lasercut Parts Kit" style:volatile="true">
      <number:number number:min-integer-digits="1" number:decimal-places="0"/>
    </number:number-style>
    <style:style style:name="5,3cel-Lasercut Parts Kit" style:family="table-cell" style:parent-style-name="Default" style:data-style-name="N5,3cel-Lasercut Parts Kit"/>
    <number:number-style style:name="N6,3cel-Lasercut Parts Kit" style:volatile="true">
      <number:number number:min-integer-digits="1" number:decimal-places="0"/>
    </number:number-style>
    <style:style style:name="6,3cel-Lasercut Parts Kit" style:family="table-cell" style:parent-style-name="Default" style:data-style-name="N6,3cel-Lasercut Parts Kit"/>
    <number:number-style style:name="N7,3cel-Lasercut Parts Kit" style:volatile="true">
      <number:number number:min-integer-digits="1" number:decimal-places="0"/>
    </number:number-style>
    <style:style style:name="7,3cel-Lasercut Parts Kit" style:family="table-cell" style:parent-style-name="Default" style:data-style-name="N7,3cel-Lasercut Parts Kit"/>
    <number:number-style style:name="N8,3cel-Lasercut Parts Kit" style:volatile="true">
      <number:number number:min-integer-digits="1" number:decimal-places="0"/>
    </number:number-style>
    <style:style style:name="8,3cel-Lasercut Parts Kit" style:family="table-cell" style:parent-style-name="Default" style:data-style-name="N8,3cel-Lasercut Parts Kit"/>
    <number:number-style style:name="N9,3cel-Lasercut Parts Kit" style:volatile="true">
      <number:number number:min-integer-digits="1" number:decimal-places="0"/>
    </number:number-style>
    <style:style style:name="9,3cel-Lasercut Parts Kit" style:family="table-cell" style:parent-style-name="Default" style:data-style-name="N9,3cel-Lasercut Parts Kit"/>
    <number:number-style style:name="N10,3cel-Lasercut Parts Kit" style:volatile="true">
      <number:number number:min-integer-digits="1" number:decimal-places="0"/>
    </number:number-style>
    <style:style style:name="10,3cel-Lasercut Parts Kit" style:family="table-cell" style:parent-style-name="Default" style:data-style-name="N10,3cel-Lasercut Parts Kit"/>
    <number:number-style style:name="N11,3cel-Lasercut Parts Kit" style:volatile="true">
      <number:number number:min-integer-digits="1" number:decimal-places="0"/>
    </number:number-style>
    <style:style style:name="11,3cel-Lasercut Parts Kit" style:family="table-cell" style:parent-style-name="Default" style:data-style-name="N11,3cel-Lasercut Parts Kit"/>
    <number:number-style style:name="N12,3cel-Lasercut Parts Kit" style:volatile="true">
      <number:number number:min-integer-digits="1" number:decimal-places="0"/>
    </number:number-style>
    <style:style style:name="12,3cel-Lasercut Parts Kit" style:family="table-cell" style:parent-style-name="Default" style:data-style-name="N12,3cel-Lasercut Parts Kit"/>
    <number:number-style style:name="N13,3cel-Lasercut Parts Kit" style:volatile="true">
      <number:number number:min-integer-digits="1" number:decimal-places="0"/>
    </number:number-style>
    <style:style style:name="13,3cel-Lasercut Parts Kit" style:family="table-cell" style:parent-style-name="Default" style:data-style-name="N13,3cel-Lasercut Parts Kit"/>
    <number:number-style style:name="N14,3cel-Lasercut Parts Kit" style:volatile="true">
      <number:number number:min-integer-digits="1" number:decimal-places="0"/>
    </number:number-style>
    <style:style style:name="14,3cel-Lasercut Parts Kit" style:family="table-cell" style:parent-style-name="Default" style:data-style-name="N14,3cel-Lasercut Parts Kit"/>
    <number:number-style style:name="N15,3cel-Lasercut Parts Kit" style:volatile="true">
      <number:number number:min-integer-digits="1" number:decimal-places="0"/>
    </number:number-style>
    <style:style style:name="15,3cel-Lasercut Parts Kit" style:family="table-cell" style:parent-style-name="Default" style:data-style-name="N15,3cel-Lasercut Parts Kit"/>
    <number:number-style style:name="N16,3cel-Lasercut Parts Kit" style:volatile="true">
      <number:number number:min-integer-digits="1" number:decimal-places="0"/>
    </number:number-style>
    <style:style style:name="16,3cel-Lasercut Parts Kit" style:family="table-cell" style:parent-style-name="Default" style:data-style-name="N16,3cel-Lasercut Parts Kit"/>
    <number:number-style style:name="N17,3cel-Lasercut Parts Kit" style:volatile="true">
      <number:number number:min-integer-digits="1" number:decimal-places="0"/>
    </number:number-style>
    <style:style style:name="17,3cel-Lasercut Parts Kit" style:family="table-cell" style:parent-style-name="Default" style:data-style-name="N17,3cel-Lasercut Parts Kit"/>
    <number:number-style style:name="N18,3cel-Lasercut Parts Kit" style:volatile="true">
      <number:number number:min-integer-digits="1" number:decimal-places="0"/>
    </number:number-style>
    <style:style style:name="18,3cel-Lasercut Parts Kit" style:family="table-cell" style:parent-style-name="Default" style:data-style-name="N18,3cel-Lasercut Parts Kit"/>
    <number:number-style style:name="N22,3cel-Lasercut Parts Kit" style:volatile="true">
      <number:number number:min-integer-digits="1" number:decimal-places="0"/>
    </number:number-style>
    <style:style style:name="22,3cel-Lasercut Parts Kit" style:family="table-cell" style:parent-style-name="Default" style:data-style-name="N22,3cel-Lasercut Parts Kit"/>
    <number:number-style style:name="N23,3cel-Lasercut Parts Kit" style:volatile="true">
      <number:number number:min-integer-digits="1" number:decimal-places="0"/>
    </number:number-style>
    <style:style style:name="23,3cel-Lasercut Parts Kit" style:family="table-cell" style:parent-style-name="Default" style:data-style-name="N23,3cel-Lasercut Parts Kit"/>
    <number:number-style style:name="N24,3cel-Lasercut Parts Kit" style:volatile="true">
      <number:number number:min-integer-digits="1" number:decimal-places="0"/>
    </number:number-style>
    <style:style style:name="24,3cel-Lasercut Parts Kit" style:family="table-cell" style:parent-style-name="Default" style:data-style-name="N24,3cel-Lasercut Parts Kit"/>
    <number:number-style style:name="N25,3cel-Lasercut Parts Kit" style:volatile="true">
      <number:number number:min-integer-digits="1" number:decimal-places="0"/>
    </number:number-style>
    <style:style style:name="25,3cel-Lasercut Parts Kit" style:family="table-cell" style:parent-style-name="Default" style:data-style-name="N25,3cel-Lasercut Parts Kit"/>
    <number:number-style style:name="N26,3cel-Lasercut Parts Kit" style:volatile="true">
      <number:number number:min-integer-digits="1" number:decimal-places="0"/>
    </number:number-style>
    <style:style style:name="26,3cel-Lasercut Parts Kit" style:family="table-cell" style:parent-style-name="Default" style:data-style-name="N26,3cel-Lasercut Parts Kit"/>
    <number:number-style style:name="N27,3cel-Lasercut Parts Kit" style:volatile="true">
      <number:number number:min-integer-digits="1" number:decimal-places="0"/>
    </number:number-style>
    <style:style style:name="27,3cel-Lasercut Parts Kit" style:family="table-cell" style:parent-style-name="Default" style:data-style-name="N27,3cel-Lasercut Parts Kit"/>
    <number:number-style style:name="N28,3cel-Lasercut Parts Kit" style:volatile="true">
      <number:number number:min-integer-digits="1" number:decimal-places="0"/>
    </number:number-style>
    <style:style style:name="28,3cel-Lasercut Parts Kit" style:family="table-cell" style:parent-style-name="Default" style:data-style-name="N28,3cel-Lasercut Parts Kit"/>
    <number:number-style style:name="N29,3cel-Lasercut Parts Kit" style:volatile="true">
      <number:number number:min-integer-digits="1" number:decimal-places="0"/>
    </number:number-style>
    <style:style style:name="29,3cel-Lasercut Parts Kit" style:family="table-cell" style:parent-style-name="Default" style:data-style-name="N29,3cel-Lasercut Parts Kit"/>
    <number:number-style style:name="N30,3cel-Lasercut Parts Kit" style:volatile="true">
      <number:number number:min-integer-digits="1" number:decimal-places="0"/>
    </number:number-style>
    <style:style style:name="30,3cel-Lasercut Parts Kit" style:family="table-cell" style:parent-style-name="Default" style:data-style-name="N30,3cel-Lasercut Parts Kit"/>
    <number:number-style style:name="N31,3cel-Lasercut Parts Kit" style:volatile="true">
      <number:number number:min-integer-digits="1" number:decimal-places="0"/>
    </number:number-style>
    <style:style style:name="31,3cel-Lasercut Parts Kit" style:family="table-cell" style:parent-style-name="Default" style:data-style-name="N31,3cel-Lasercut Parts Kit"/>
    <number:number-style style:name="N35,3cel-Lasercut Parts Kit" style:volatile="true">
      <number:number number:min-integer-digits="1" number:decimal-places="0"/>
    </number:number-style>
    <style:style style:name="35,3cel-Lasercut Parts Kit" style:family="table-cell" style:parent-style-name="Default" style:data-style-name="N35,3cel-Lasercut Parts Kit"/>
    <number:number-style style:name="N36,3cel-Lasercut Parts Kit" style:volatile="true">
      <number:number number:min-integer-digits="1" number:decimal-places="0"/>
    </number:number-style>
    <style:style style:name="36,3cel-Lasercut Parts Kit" style:family="table-cell" style:parent-style-name="Default" style:data-style-name="N36,3cel-Lasercut Parts Kit"/>
    <number:number-style style:name="N37,3cel-Lasercut Parts Kit" style:volatile="true">
      <number:number number:min-integer-digits="1" number:decimal-places="0"/>
    </number:number-style>
    <style:style style:name="37,3cel-Lasercut Parts Kit" style:family="table-cell" style:parent-style-name="Default" style:data-style-name="N37,3cel-Lasercut Parts Kit"/>
    <number:number-style style:name="N38,3cel-Lasercut Parts Kit" style:volatile="true">
      <number:number number:min-integer-digits="1" number:decimal-places="0"/>
    </number:number-style>
    <style:style style:name="38,3cel-Lasercut Parts Kit" style:family="table-cell" style:parent-style-name="Default" style:data-style-name="N38,3cel-Lasercut Parts Kit"/>
    <number:number-style style:name="N39,3cel-Lasercut Parts Kit" style:volatile="true">
      <number:number number:min-integer-digits="1" number:decimal-places="0"/>
    </number:number-style>
    <style:style style:name="39,3cel-Lasercut Parts Kit" style:family="table-cell" style:parent-style-name="Default" style:data-style-name="N39,3cel-Lasercut Parts Kit"/>
    <number:number-style style:name="N40,3cel-Lasercut Parts Kit" style:volatile="true">
      <number:number number:min-integer-digits="1" number:decimal-places="0"/>
    </number:number-style>
    <style:style style:name="40,3cel-Lasercut Parts Kit" style:family="table-cell" style:parent-style-name="Default" style:data-style-name="N40,3cel-Lasercut Parts Kit"/>
    <style:style style:name="_col-Drive System Kit" style:family="table-column">
      <style:table-column-properties fo:break-before="auto" style:column-width="1.25in"/>
    </style:style>
    <style:style style:name="_row-Drive System Kit" style:family="table-row">
      <style:table-row-properties style:row-height="0.17708333333333331in" fo:break-before="auto"/>
    </style:style>
    <style:style style:name="1col-Drive System Kit" style:family="table-column">
      <style:table-column-properties fo:break-before="auto" style:column-width="2.6354166666666665in"/>
    </style:style>
    <style:style style:name="2col-Drive System Kit" style:family="table-column">
      <style:table-column-properties fo:break-before="auto" style:column-width="2.0104166666666665in"/>
    </style:style>
    <number:number-style style:name="N4,3cel-Drive System Kit" style:volatile="true">
      <number:number number:min-integer-digits="1" number:decimal-places="0"/>
    </number:number-style>
    <style:style style:name="4,3cel-Drive System Kit" style:family="table-cell" style:parent-style-name="Default" style:data-style-name="N4,3cel-Drive System Kit"/>
    <number:number-style style:name="N5,3cel-Drive System Kit" style:volatile="true">
      <number:number number:min-integer-digits="1" number:decimal-places="0"/>
    </number:number-style>
    <style:style style:name="5,3cel-Drive System Kit" style:family="table-cell" style:parent-style-name="Default" style:data-style-name="N5,3cel-Drive System Kit"/>
    <number:number-style style:name="N6,3cel-Drive System Kit" style:volatile="true">
      <number:number number:min-integer-digits="1" number:decimal-places="0"/>
    </number:number-style>
    <style:style style:name="6,3cel-Drive System Kit" style:family="table-cell" style:parent-style-name="Default" style:data-style-name="N6,3cel-Drive System Kit"/>
    <number:number-style style:name="N7,3cel-Drive System Kit" style:volatile="true">
      <number:number number:min-integer-digits="1" number:decimal-places="0"/>
    </number:number-style>
    <style:style style:name="7,3cel-Drive System Kit" style:family="table-cell" style:parent-style-name="Default" style:data-style-name="N7,3cel-Drive System Kit"/>
    <number:number-style style:name="N8,3cel-Drive System Kit" style:volatile="true">
      <number:number number:min-integer-digits="1" number:decimal-places="0"/>
    </number:number-style>
    <style:style style:name="8,3cel-Drive System Kit" style:family="table-cell" style:parent-style-name="Default" style:data-style-name="N8,3cel-Drive System Kit"/>
    <number:number-style style:name="N9,3cel-Drive System Kit" style:volatile="true">
      <number:number number:min-integer-digits="1" number:decimal-places="0"/>
    </number:number-style>
    <style:style style:name="9,3cel-Drive System Kit" style:family="table-cell" style:parent-style-name="Default" style:data-style-name="N9,3cel-Drive System Kit"/>
    <number:number-style style:name="N10,3cel-Drive System Kit" style:volatile="true">
      <number:number number:min-integer-digits="1" number:decimal-places="0"/>
    </number:number-style>
    <style:style style:name="10,3cel-Drive System Kit" style:family="table-cell" style:parent-style-name="Default" style:data-style-name="N10,3cel-Drive System Kit"/>
    <number:number-style style:name="N11,3cel-Drive System Kit" style:volatile="true">
      <number:number number:min-integer-digits="1" number:decimal-places="0"/>
    </number:number-style>
    <style:style style:name="11,3cel-Drive System Kit" style:family="table-cell" style:parent-style-name="Default" style:data-style-name="N11,3cel-Drive System Kit"/>
    <number:number-style style:name="N15,3cel-Drive System Kit" style:volatile="true">
      <number:number number:min-integer-digits="1" number:decimal-places="0"/>
    </number:number-style>
    <style:style style:name="15,3cel-Drive System Kit" style:family="table-cell" style:parent-style-name="Default" style:data-style-name="N15,3cel-Drive System Kit"/>
    <number:number-style style:name="N16,3cel-Drive System Kit" style:volatile="true">
      <number:number number:min-integer-digits="1" number:decimal-places="0"/>
    </number:number-style>
    <style:style style:name="16,3cel-Drive System Kit" style:family="table-cell" style:parent-style-name="Default" style:data-style-name="N16,3cel-Drive System Kit"/>
    <number:number-style style:name="N20,3cel-Drive System Kit" style:volatile="true">
      <number:number number:min-integer-digits="1" number:decimal-places="0"/>
    </number:number-style>
    <style:style style:name="20,3cel-Drive System Kit" style:family="table-cell" style:parent-style-name="Default" style:data-style-name="N20,3cel-Drive System Kit"/>
    <number:number-style style:name="N21,3cel-Drive System Kit" style:volatile="true">
      <number:number number:min-integer-digits="1" number:decimal-places="0"/>
    </number:number-style>
    <style:style style:name="21,3cel-Drive System Kit" style:family="table-cell" style:parent-style-name="Default" style:data-style-name="N21,3cel-Drive System Kit"/>
    <number:number-style style:name="N22,3cel-Drive System Kit" style:volatile="true">
      <number:number number:min-integer-digits="1" number:decimal-places="0"/>
    </number:number-style>
    <style:style style:name="22,3cel-Drive System Kit" style:family="table-cell" style:parent-style-name="Default" style:data-style-name="N22,3cel-Drive System Kit"/>
    <number:number-style style:name="N23,3cel-Drive System Kit" style:volatile="true">
      <number:number number:min-integer-digits="1" number:decimal-places="0"/>
    </number:number-style>
    <style:style style:name="23,3cel-Drive System Kit" style:family="table-cell" style:parent-style-name="Default" style:data-style-name="N23,3cel-Drive System Kit"/>
    <number:number-style style:name="N24,3cel-Drive System Kit" style:volatile="true">
      <number:number number:min-integer-digits="1" number:decimal-places="0"/>
    </number:number-style>
    <style:style style:name="24,3cel-Drive System Kit" style:family="table-cell" style:parent-style-name="Default" style:data-style-name="N24,3cel-Drive System Kit"/>
    <number:number-style style:name="N25,3cel-Drive System Kit" style:volatile="true">
      <number:number number:min-integer-digits="1" number:decimal-places="0"/>
    </number:number-style>
    <style:style style:name="25,3cel-Drive System Kit" style:family="table-cell" style:parent-style-name="Default" style:data-style-name="N25,3cel-Drive System Kit"/>
    <number:number-style style:name="N26,3cel-Drive System Kit" style:volatile="true">
      <number:number number:min-integer-digits="1" number:decimal-places="0"/>
    </number:number-style>
    <style:style style:name="26,3cel-Drive System Kit" style:family="table-cell" style:parent-style-name="Default" style:data-style-name="N26,3cel-Drive System Kit"/>
    <number:number-style style:name="N30,2cel-Drive System Kit" style:volatile="true">
      <number:number number:min-integer-digits="1" number:decimal-places="0"/>
    </number:number-style>
    <style:style style:name="30,2cel-Drive System Kit" style:family="table-cell" style:parent-style-name="Default" style:data-style-name="N30,2cel-Drive System Kit"/>
    <number:number-style style:name="N31,2cel-Drive System Kit" style:volatile="true">
      <number:number number:min-integer-digits="1" number:decimal-places="0"/>
    </number:number-style>
    <style:style style:name="31,2cel-Drive System Kit" style:family="table-cell" style:parent-style-name="Default" style:data-style-name="N31,2cel-Drive System Kit"/>
    <number:number-style style:name="N32,2cel-Drive System Kit" style:volatile="true">
      <number:number number:min-integer-digits="1" number:decimal-places="0"/>
    </number:number-style>
    <style:style style:name="32,2cel-Drive System Kit" style:family="table-cell" style:parent-style-name="Default" style:data-style-name="N32,2cel-Drive System Kit"/>
    <style:style style:name="_col-Hardware Burrito" style:family="table-column">
      <style:table-column-properties fo:break-before="auto" style:column-width="1.25in"/>
    </style:style>
    <style:style style:name="_row-Hardware Burrito" style:family="table-row">
      <style:table-row-properties style:row-height="0.17708333333333331in" fo:break-before="auto"/>
    </style:style>
    <style:style style:name="1col-Hardware Burrito" style:family="table-column">
      <style:table-column-properties fo:break-before="auto" style:column-width="2.302083333333333in"/>
    </style:style>
    <style:style style:name="2col-Hardware Burrito" style:family="table-column">
      <style:table-column-properties fo:break-before="auto" style:column-width="2.020833333333333in"/>
    </style:style>
    <number:number-style style:name="N2,6cel-Hardware Burrito" style:volatile="true">
      <number:number number:min-integer-digits="1" number:decimal-places="0"/>
    </number:number-style>
    <style:style style:name="2,6cel-Hardware Burrito" style:family="table-cell" style:parent-style-name="Default" style:data-style-name="N2,6cel-Hardware Burrito"/>
    <number:number-style style:name="N3,3cel-Hardware Burrito" style:volatile="true">
      <number:number number:min-integer-digits="1" number:decimal-places="0"/>
    </number:number-style>
    <style:style style:name="3,3cel-Hardware Burrito" style:family="table-cell" style:parent-style-name="Default" style:data-style-name="N3,3cel-Hardware Burrito"/>
    <number:number-style style:name="N3,5cel-Hardware Burrito" style:volatile="true">
      <number:number number:min-integer-digits="1" number:decimal-places="0"/>
    </number:number-style>
    <style:style style:name="3,5cel-Hardware Burrito" style:family="table-cell" style:parent-style-name="Default" style:data-style-name="N3,5cel-Hardware Burrito"/>
    <number:number-style style:name="N4,3cel-Hardware Burrito" style:volatile="true">
      <number:number number:min-integer-digits="1" number:decimal-places="0"/>
    </number:number-style>
    <style:style style:name="4,3cel-Hardware Burrito" style:family="table-cell" style:parent-style-name="Default" style:data-style-name="N4,3cel-Hardware Burrito"/>
    <number:number-style style:name="N4,5cel-Hardware Burrito" style:volatile="true">
      <number:number number:min-integer-digits="1" number:decimal-places="0"/>
    </number:number-style>
    <style:style style:name="4,5cel-Hardware Burrito" style:family="table-cell" style:parent-style-name="Default" style:data-style-name="N4,5cel-Hardware Burrito"/>
    <number:number-style style:name="N5,3cel-Hardware Burrito" style:volatile="true">
      <number:number number:min-integer-digits="1" number:decimal-places="0"/>
    </number:number-style>
    <style:style style:name="5,3cel-Hardware Burrito" style:family="table-cell" style:parent-style-name="Default" style:data-style-name="N5,3cel-Hardware Burrito"/>
    <number:number-style style:name="N5,5cel-Hardware Burrito" style:volatile="true">
      <number:number number:min-integer-digits="1" number:decimal-places="0"/>
    </number:number-style>
    <style:style style:name="5,5cel-Hardware Burrito" style:family="table-cell" style:parent-style-name="Default" style:data-style-name="N5,5cel-Hardware Burrito"/>
    <number:number-style style:name="N6,3cel-Hardware Burrito" style:volatile="true">
      <number:number number:min-integer-digits="1" number:decimal-places="0"/>
    </number:number-style>
    <style:style style:name="6,3cel-Hardware Burrito" style:family="table-cell" style:parent-style-name="Default" style:data-style-name="N6,3cel-Hardware Burrito"/>
    <number:number-style style:name="N6,5cel-Hardware Burrito" style:volatile="true">
      <number:number number:min-integer-digits="1" number:decimal-places="0"/>
    </number:number-style>
    <style:style style:name="6,5cel-Hardware Burrito" style:family="table-cell" style:parent-style-name="Default" style:data-style-name="N6,5cel-Hardware Burrito"/>
    <number:number-style style:name="N7,3cel-Hardware Burrito" style:volatile="true">
      <number:number number:min-integer-digits="1" number:decimal-places="0"/>
    </number:number-style>
    <style:style style:name="7,3cel-Hardware Burrito" style:family="table-cell" style:parent-style-name="Default" style:data-style-name="N7,3cel-Hardware Burrito"/>
    <number:number-style style:name="N7,5cel-Hardware Burrito" style:volatile="true">
      <number:number number:min-integer-digits="1" number:decimal-places="0"/>
    </number:number-style>
    <style:style style:name="7,5cel-Hardware Burrito" style:family="table-cell" style:parent-style-name="Default" style:data-style-name="N7,5cel-Hardware Burrito"/>
    <number:number-style style:name="N8,3cel-Hardware Burrito" style:volatile="true">
      <number:number number:min-integer-digits="1" number:decimal-places="0"/>
    </number:number-style>
    <style:style style:name="8,3cel-Hardware Burrito" style:family="table-cell" style:parent-style-name="Default" style:data-style-name="N8,3cel-Hardware Burrito"/>
    <number:number-style style:name="N8,5cel-Hardware Burrito" style:volatile="true">
      <number:number number:min-integer-digits="1" number:decimal-places="0"/>
    </number:number-style>
    <style:style style:name="8,5cel-Hardware Burrito" style:family="table-cell" style:parent-style-name="Default" style:data-style-name="N8,5cel-Hardware Burrito"/>
    <number:number-style style:name="N9,3cel-Hardware Burrito" style:volatile="true">
      <number:number number:min-integer-digits="1" number:decimal-places="0"/>
    </number:number-style>
    <style:style style:name="9,3cel-Hardware Burrito" style:family="table-cell" style:parent-style-name="Default" style:data-style-name="N9,3cel-Hardware Burrito"/>
    <number:number-style style:name="N9,5cel-Hardware Burrito" style:volatile="true">
      <number:number number:min-integer-digits="1" number:decimal-places="0"/>
    </number:number-style>
    <style:style style:name="9,5cel-Hardware Burrito" style:family="table-cell" style:parent-style-name="Default" style:data-style-name="N9,5cel-Hardware Burrito"/>
    <number:number-style style:name="N10,3cel-Hardware Burrito" style:volatile="true">
      <number:number number:min-integer-digits="1" number:decimal-places="0"/>
    </number:number-style>
    <style:style style:name="10,3cel-Hardware Burrito" style:family="table-cell" style:parent-style-name="Default" style:data-style-name="N10,3cel-Hardware Burrito"/>
    <number:number-style style:name="N10,5cel-Hardware Burrito" style:volatile="true">
      <number:number number:min-integer-digits="1" number:decimal-places="0"/>
    </number:number-style>
    <style:style style:name="10,5cel-Hardware Burrito" style:family="table-cell" style:parent-style-name="Default" style:data-style-name="N10,5cel-Hardware Burrito"/>
    <number:number-style style:name="N11,3cel-Hardware Burrito" style:volatile="true">
      <number:number number:min-integer-digits="1" number:decimal-places="0"/>
    </number:number-style>
    <style:style style:name="11,3cel-Hardware Burrito" style:family="table-cell" style:parent-style-name="Default" style:data-style-name="N11,3cel-Hardware Burrito"/>
    <number:number-style style:name="N11,5cel-Hardware Burrito" style:volatile="true">
      <number:number number:min-integer-digits="1" number:decimal-places="0"/>
    </number:number-style>
    <style:style style:name="11,5cel-Hardware Burrito" style:family="table-cell" style:parent-style-name="Default" style:data-style-name="N11,5cel-Hardware Burrito"/>
    <number:number-style style:name="N12,3cel-Hardware Burrito" style:volatile="true">
      <number:number number:min-integer-digits="1" number:decimal-places="0"/>
    </number:number-style>
    <style:style style:name="12,3cel-Hardware Burrito" style:family="table-cell" style:parent-style-name="Default" style:data-style-name="N12,3cel-Hardware Burrito"/>
    <number:number-style style:name="N12,5cel-Hardware Burrito" style:volatile="true">
      <number:number number:min-integer-digits="1" number:decimal-places="0"/>
    </number:number-style>
    <style:style style:name="12,5cel-Hardware Burrito" style:family="table-cell" style:parent-style-name="Default" style:data-style-name="N12,5cel-Hardware Burrito"/>
    <number:number-style style:name="N13,3cel-Hardware Burrito" style:volatile="true">
      <number:number number:min-integer-digits="1" number:decimal-places="0"/>
    </number:number-style>
    <style:style style:name="13,3cel-Hardware Burrito" style:family="table-cell" style:parent-style-name="Default" style:data-style-name="N13,3cel-Hardware Burrito"/>
    <number:number-style style:name="N13,5cel-Hardware Burrito" style:volatile="true">
      <number:number number:min-integer-digits="1" number:decimal-places="0"/>
    </number:number-style>
    <style:style style:name="13,5cel-Hardware Burrito" style:family="table-cell" style:parent-style-name="Default" style:data-style-name="N13,5cel-Hardware Burrito"/>
    <number:number-style style:name="N14,3cel-Hardware Burrito" style:volatile="true">
      <number:number number:min-integer-digits="1" number:decimal-places="0"/>
    </number:number-style>
    <style:style style:name="14,3cel-Hardware Burrito" style:family="table-cell" style:parent-style-name="Default" style:data-style-name="N14,3cel-Hardware Burrito"/>
    <number:number-style style:name="N14,5cel-Hardware Burrito" style:volatile="true">
      <number:number number:min-integer-digits="1" number:decimal-places="0"/>
    </number:number-style>
    <style:style style:name="14,5cel-Hardware Burrito" style:family="table-cell" style:parent-style-name="Default" style:data-style-name="N14,5cel-Hardware Burrito"/>
    <number:number-style style:name="N15,3cel-Hardware Burrito" style:volatile="true">
      <number:number number:min-integer-digits="1" number:decimal-places="0"/>
    </number:number-style>
    <style:style style:name="15,3cel-Hardware Burrito" style:family="table-cell" style:parent-style-name="Default" style:data-style-name="N15,3cel-Hardware Burrito"/>
    <number:number-style style:name="N15,5cel-Hardware Burrito" style:volatile="true">
      <number:number number:min-integer-digits="1" number:decimal-places="0"/>
    </number:number-style>
    <style:style style:name="15,5cel-Hardware Burrito" style:family="table-cell" style:parent-style-name="Default" style:data-style-name="N15,5cel-Hardware Burrito"/>
    <number:number-style style:name="N16,3cel-Hardware Burrito" style:volatile="true">
      <number:number number:min-integer-digits="1" number:decimal-places="0"/>
    </number:number-style>
    <style:style style:name="16,3cel-Hardware Burrito" style:family="table-cell" style:parent-style-name="Default" style:data-style-name="N16,3cel-Hardware Burrito"/>
    <number:number-style style:name="N17,3cel-Hardware Burrito" style:volatile="true">
      <number:number number:min-integer-digits="1" number:decimal-places="0"/>
    </number:number-style>
    <style:style style:name="17,3cel-Hardware Burrito" style:family="table-cell" style:parent-style-name="Default" style:data-style-name="N17,3cel-Hardware Burrito"/>
    <number:number-style style:name="N18,3cel-Hardware Burrito" style:volatile="true">
      <number:number number:min-integer-digits="1" number:decimal-places="0"/>
    </number:number-style>
    <style:style style:name="18,3cel-Hardware Burrito" style:family="table-cell" style:parent-style-name="Default" style:data-style-name="N18,3cel-Hardware Burrito"/>
    <style:style style:name="_col-Generation 3 Electronics Kit" style:family="table-column">
      <style:table-column-properties fo:break-before="auto" style:column-width="1.25in"/>
    </style:style>
    <style:style style:name="_row-Generation 3 Electronics Kit" style:family="table-row">
      <style:table-row-properties style:row-height="0.17708333333333331in" fo:break-before="auto"/>
    </style:style>
    <style:style style:name="1col-Generation 3 Electronics Kit" style:family="table-column">
      <style:table-column-properties fo:break-before="auto" style:column-width="2.4791666666666665in"/>
    </style:style>
    <number:number-style style:name="N3,3cel-Generation 3 Electronics Kit" style:volatile="true">
      <number:number number:min-integer-digits="1" number:decimal-places="0"/>
    </number:number-style>
    <style:style style:name="3,3cel-Generation 3 Electronics Kit" style:family="table-cell" style:parent-style-name="Default" style:data-style-name="N3,3cel-Generation 3 Electronics Kit"/>
    <number:number-style style:name="N4,3cel-Generation 3 Electronics Kit" style:volatile="true">
      <number:number number:min-integer-digits="1" number:decimal-places="0"/>
    </number:number-style>
    <style:style style:name="4,3cel-Generation 3 Electronics Kit" style:family="table-cell" style:parent-style-name="Default" style:data-style-name="N4,3cel-Generation 3 Electronics Kit"/>
    <number:number-style style:name="N5,3cel-Generation 3 Electronics Kit" style:volatile="true">
      <number:number number:min-integer-digits="1" number:decimal-places="0"/>
    </number:number-style>
    <style:style style:name="5,3cel-Generation 3 Electronics Kit" style:family="table-cell" style:parent-style-name="Default" style:data-style-name="N5,3cel-Generation 3 Electronics Kit"/>
    <number:number-style style:name="N6,3cel-Generation 3 Electronics Kit" style:volatile="true">
      <number:number number:min-integer-digits="1" number:decimal-places="0"/>
    </number:number-style>
    <style:style style:name="6,3cel-Generation 3 Electronics Kit" style:family="table-cell" style:parent-style-name="Default" style:data-style-name="N6,3cel-Generation 3 Electronics Kit"/>
    <style:style style:name="_col-Plastruder MK3" style:family="table-column">
      <style:table-column-properties fo:break-before="auto" style:column-width="1.25in"/>
    </style:style>
    <style:style style:name="_row-Plastruder MK3" style:family="table-row">
      <style:table-row-properties style:row-height="0.17708333333333331in" fo:break-before="auto"/>
    </style:style>
    <style:style style:name="1col-Plastruder MK3" style:family="table-column">
      <style:table-column-properties fo:break-before="auto" style:column-width="2.3125in"/>
    </style:style>
    <style:style style:name="2col-Plastruder MK3" style:family="table-column">
      <style:table-column-properties fo:break-before="auto" style:column-width="2.03125in"/>
    </style:style>
    <style:style style:name="3col-Plastruder MK3" style:family="table-column">
      <style:table-column-properties fo:break-before="auto" style:column-width="0.90625in"/>
    </style:style>
    <number:number-style style:name="N3,3cel-Plastruder MK3" style:volatile="true">
      <number:number number:min-integer-digits="1" number:decimal-places="0"/>
    </number:number-style>
    <style:style style:name="3,3cel-Plastruder MK3" style:family="table-cell" style:parent-style-name="Default" style:data-style-name="N3,3cel-Plastruder MK3"/>
    <number:number-style style:name="N4,3cel-Plastruder MK3" style:volatile="true">
      <number:number number:min-integer-digits="1" number:decimal-places="0"/>
    </number:number-style>
    <style:style style:name="4,3cel-Plastruder MK3" style:family="table-cell" style:parent-style-name="Default" style:data-style-name="N4,3cel-Plastruder MK3"/>
    <number:number-style style:name="N5,3cel-Plastruder MK3" style:volatile="true">
      <number:number number:min-integer-digits="1" number:decimal-places="0"/>
    </number:number-style>
    <style:style style:name="5,3cel-Plastruder MK3" style:family="table-cell" style:parent-style-name="Default" style:data-style-name="N5,3cel-Plastruder MK3"/>
    <number:number-style style:name="N6,3cel-Plastruder MK3" style:volatile="true">
      <number:number number:min-integer-digits="1" number:decimal-places="0"/>
    </number:number-style>
    <style:style style:name="6,3cel-Plastruder MK3" style:family="table-cell" style:parent-style-name="Default" style:data-style-name="N6,3cel-Plastruder MK3"/>
    <number:number-style style:name="N7,3cel-Plastruder MK3" style:volatile="true">
      <number:number number:min-integer-digits="1" number:decimal-places="0"/>
    </number:number-style>
    <style:style style:name="7,3cel-Plastruder MK3" style:family="table-cell" style:parent-style-name="Default" style:data-style-name="N7,3cel-Plastruder MK3"/>
    <number:number-style style:name="N8,3cel-Plastruder MK3" style:volatile="true">
      <number:number number:min-integer-digits="1" number:decimal-places="0"/>
    </number:number-style>
    <style:style style:name="8,3cel-Plastruder MK3" style:family="table-cell" style:parent-style-name="Default" style:data-style-name="N8,3cel-Plastruder MK3"/>
    <number:number-style style:name="N9,3cel-Plastruder MK3" style:volatile="true">
      <number:number number:min-integer-digits="1" number:decimal-places="0"/>
    </number:number-style>
    <style:style style:name="9,3cel-Plastruder MK3" style:family="table-cell" style:parent-style-name="Default" style:data-style-name="N9,3cel-Plastruder MK3"/>
    <number:number-style style:name="N10,3cel-Plastruder MK3" style:volatile="true">
      <number:number number:min-integer-digits="1" number:decimal-places="0"/>
    </number:number-style>
    <style:style style:name="10,3cel-Plastruder MK3" style:family="table-cell" style:parent-style-name="Default" style:data-style-name="N10,3cel-Plastruder MK3"/>
    <number:number-style style:name="N11,3cel-Plastruder MK3" style:volatile="true">
      <number:number number:min-integer-digits="1" number:decimal-places="0"/>
    </number:number-style>
    <style:style style:name="11,3cel-Plastruder MK3" style:family="table-cell" style:parent-style-name="Default" style:data-style-name="N11,3cel-Plastruder MK3"/>
    <number:number-style style:name="N12,3cel-Plastruder MK3" style:volatile="true">
      <number:number number:min-integer-digits="1" number:decimal-places="0"/>
    </number:number-style>
    <style:style style:name="12,3cel-Plastruder MK3" style:family="table-cell" style:parent-style-name="Default" style:data-style-name="N12,3cel-Plastruder MK3"/>
    <number:number-style style:name="N13,3cel-Plastruder MK3" style:volatile="true">
      <number:number number:min-integer-digits="1" number:decimal-places="0"/>
    </number:number-style>
    <style:style style:name="13,3cel-Plastruder MK3" style:family="table-cell" style:parent-style-name="Default" style:data-style-name="N13,3cel-Plastruder MK3"/>
    <number:number-style style:name="N14,3cel-Plastruder MK3" style:volatile="true">
      <number:number number:min-integer-digits="1" number:decimal-places="0"/>
    </number:number-style>
    <style:style style:name="14,3cel-Plastruder MK3" style:family="table-cell" style:parent-style-name="Default" style:data-style-name="N14,3cel-Plastruder MK3"/>
    <number:number-style style:name="N15,3cel-Plastruder MK3" style:volatile="true">
      <number:number number:min-integer-digits="1" number:decimal-places="0"/>
    </number:number-style>
    <style:style style:name="15,3cel-Plastruder MK3" style:family="table-cell" style:parent-style-name="Default" style:data-style-name="N15,3cel-Plastruder MK3"/>
    <number:number-style style:name="N16,3cel-Plastruder MK3" style:volatile="true">
      <number:number number:min-integer-digits="1" number:decimal-places="0"/>
    </number:number-style>
    <style:style style:name="16,3cel-Plastruder MK3" style:family="table-cell" style:parent-style-name="Default" style:data-style-name="N16,3cel-Plastruder MK3"/>
    <number:number-style style:name="N17,3cel-Plastruder MK3" style:volatile="true">
      <number:number number:min-integer-digits="1" number:decimal-places="0"/>
    </number:number-style>
    <style:style style:name="17,3cel-Plastruder MK3" style:family="table-cell" style:parent-style-name="Default" style:data-style-name="N17,3cel-Plastruder MK3"/>
    <number:number-style style:name="N18,3cel-Plastruder MK3" style:volatile="true">
      <number:number number:min-integer-digits="1" number:decimal-places="0"/>
    </number:number-style>
    <style:style style:name="18,3cel-Plastruder MK3" style:family="table-cell" style:parent-style-name="Default" style:data-style-name="N18,3cel-Plastruder MK3"/>
    <number:number-style style:name="N19,3cel-Plastruder MK3" style:volatile="true">
      <number:number number:min-integer-digits="1" number:decimal-places="0"/>
    </number:number-style>
    <style:style style:name="19,3cel-Plastruder MK3" style:family="table-cell" style:parent-style-name="Default" style:data-style-name="N19,3cel-Plastruder MK3"/>
    <number:number-style style:name="N20,3cel-Plastruder MK3" style:volatile="true">
      <number:number number:min-integer-digits="1" number:decimal-places="0"/>
    </number:number-style>
    <style:style style:name="20,3cel-Plastruder MK3" style:family="table-cell" style:parent-style-name="Default" style:data-style-name="N20,3cel-Plastruder MK3"/>
    <number:number-style style:name="N21,3cel-Plastruder MK3" style:volatile="true">
      <number:number number:min-integer-digits="1" number:decimal-places="0"/>
    </number:number-style>
    <style:style style:name="21,3cel-Plastruder MK3" style:family="table-cell" style:parent-style-name="Default" style:data-style-name="N21,3cel-Plastruder MK3"/>
    <number:number-style style:name="N25,3cel-Plastruder MK3" style:volatile="true">
      <number:number number:min-integer-digits="1" number:decimal-places="0"/>
    </number:number-style>
    <style:style style:name="25,3cel-Plastruder MK3" style:family="table-cell" style:parent-style-name="Default" style:data-style-name="N25,3cel-Plastruder MK3"/>
    <number:number-style style:name="N26,3cel-Plastruder MK3" style:volatile="true">
      <number:number number:min-integer-digits="1" number:decimal-places="0"/>
    </number:number-style>
    <style:style style:name="26,3cel-Plastruder MK3" style:family="table-cell" style:parent-style-name="Default" style:data-style-name="N26,3cel-Plastruder MK3"/>
    <number:number-style style:name="N27,3cel-Plastruder MK3" style:volatile="true">
      <number:number number:min-integer-digits="1" number:decimal-places="0"/>
    </number:number-style>
    <style:style style:name="27,3cel-Plastruder MK3" style:family="table-cell" style:parent-style-name="Default" style:data-style-name="N27,3cel-Plastruder MK3"/>
    <number:number-style style:name="N28,3cel-Plastruder MK3" style:volatile="true">
      <number:number number:min-integer-digits="1" number:decimal-places="0"/>
    </number:number-style>
    <style:style style:name="28,3cel-Plastruder MK3" style:family="table-cell" style:parent-style-name="Default" style:data-style-name="N28,3cel-Plastruder MK3"/>
    <number:number-style style:name="N29,3cel-Plastruder MK3" style:volatile="true">
      <number:number number:min-integer-digits="1" number:decimal-places="0"/>
    </number:number-style>
    <style:style style:name="29,3cel-Plastruder MK3" style:family="table-cell" style:parent-style-name="Default" style:data-style-name="N29,3cel-Plastruder MK3"/>
    <number:number-style style:name="N30,3cel-Plastruder MK3" style:volatile="true">
      <number:number number:min-integer-digits="1" number:decimal-places="0"/>
    </number:number-style>
    <style:style style:name="30,3cel-Plastruder MK3" style:family="table-cell" style:parent-style-name="Default" style:data-style-name="N30,3cel-Plastruder MK3"/>
    <number:number-style style:name="N31,3cel-Plastruder MK3" style:volatile="true">
      <number:number number:min-integer-digits="1" number:decimal-places="0"/>
    </number:number-style>
    <style:style style:name="31,3cel-Plastruder MK3" style:family="table-cell" style:parent-style-name="Default" style:data-style-name="N31,3cel-Plastruder MK3"/>
    <number:number-style style:name="N32,3cel-Plastruder MK3" style:volatile="true">
      <number:number number:min-integer-digits="1" number:decimal-places="0"/>
    </number:number-style>
    <style:style style:name="32,3cel-Plastruder MK3" style:family="table-cell" style:parent-style-name="Default" style:data-style-name="N32,3cel-Plastruder MK3"/>
    <number:number-style style:name="N33,3cel-Plastruder MK3" style:volatile="true">
      <number:number number:min-integer-digits="1" number:decimal-places="0"/>
    </number:number-style>
    <style:style style:name="33,3cel-Plastruder MK3" style:family="table-cell" style:parent-style-name="Default" style:data-style-name="N33,3cel-Plastruder MK3"/>
    <number:number-style style:name="N34,3cel-Plastruder MK3" style:volatile="true">
      <number:number number:min-integer-digits="1" number:decimal-places="0"/>
    </number:number-style>
    <style:style style:name="34,3cel-Plastruder MK3" style:family="table-cell" style:parent-style-name="Default" style:data-style-name="N34,3cel-Plastruder MK3"/>
    <number:number-style style:name="N35,3cel-Plastruder MK3" style:volatile="true">
      <number:number number:min-integer-digits="1" number:decimal-places="0"/>
    </number:number-style>
    <style:style style:name="35,3cel-Plastruder MK3" style:family="table-cell" style:parent-style-name="Default" style:data-style-name="N35,3cel-Plastruder MK3"/>
    <number:number-style style:name="N36,3cel-Plastruder MK3" style:volatile="true">
      <number:number number:min-integer-digits="1" number:decimal-places="0"/>
    </number:number-style>
    <style:style style:name="36,3cel-Plastruder MK3" style:family="table-cell" style:parent-style-name="Default" style:data-style-name="N36,3cel-Plastruder MK3"/>
    <number:number-style style:name="N37,3cel-Plastruder MK3" style:volatile="true">
      <number:number number:min-integer-digits="1" number:decimal-places="0"/>
    </number:number-style>
    <style:style style:name="37,3cel-Plastruder MK3" style:family="table-cell" style:parent-style-name="Default" style:data-style-name="N37,3cel-Plastruder MK3"/>
    <number:number-style style:name="N41,3cel-Plastruder MK3" style:volatile="true">
      <number:number number:min-integer-digits="1" number:decimal-places="0"/>
    </number:number-style>
    <style:style style:name="41,3cel-Plastruder MK3" style:family="table-cell" style:parent-style-name="Default" style:data-style-name="N41,3cel-Plastruder MK3"/>
    <number:number-style style:name="N42,3cel-Plastruder MK3" style:volatile="true">
      <number:number number:min-integer-digits="1" number:decimal-places="0"/>
    </number:number-style>
    <style:style style:name="42,3cel-Plastruder MK3" style:family="table-cell" style:parent-style-name="Default" style:data-style-name="N42,3cel-Plastruder MK3"/>
    <number:number-style style:name="N43,3cel-Plastruder MK3" style:volatile="true">
      <number:number number:min-integer-digits="1" number:decimal-places="0"/>
    </number:number-style>
    <style:style style:name="43,3cel-Plastruder MK3" style:family="table-cell" style:parent-style-name="Default" style:data-style-name="N43,3cel-Plastruder MK3"/>
    <number:number-style style:name="N44,3cel-Plastruder MK3" style:volatile="true">
      <number:number number:min-integer-digits="1" number:decimal-places="0"/>
    </number:number-style>
    <style:style style:name="44,3cel-Plastruder MK3" style:family="table-cell" style:parent-style-name="Default" style:data-style-name="N44,3cel-Plastruder MK3"/>
    <number:number-style style:name="N45,3cel-Plastruder MK3" style:volatile="true">
      <number:number number:min-integer-digits="1" number:decimal-places="0"/>
    </number:number-style>
    <style:style style:name="45,3cel-Plastruder MK3" style:family="table-cell" style:parent-style-name="Default" style:data-style-name="N45,3cel-Plastruder MK3"/>
    <number:number-style style:name="N46,3cel-Plastruder MK3" style:volatile="true">
      <number:number number:min-integer-digits="1" number:decimal-places="0"/>
    </number:number-style>
    <style:style style:name="46,3cel-Plastruder MK3" style:family="table-cell" style:parent-style-name="Default" style:data-style-name="N46,3cel-Plastruder MK3"/>
    <number:number-style style:name="N47,3cel-Plastruder MK3" style:volatile="true">
      <number:number number:min-integer-digits="1" number:decimal-places="0"/>
    </number:number-style>
    <style:style style:name="47,3cel-Plastruder MK3" style:family="table-cell" style:parent-style-name="Default" style:data-style-name="N47,3cel-Plastruder MK3"/>
    <number:number-style style:name="N48,3cel-Plastruder MK3" style:volatile="true">
      <number:number number:min-integer-digits="1" number:decimal-places="0"/>
    </number:number-style>
    <style:style style:name="48,3cel-Plastruder MK3" style:family="table-cell" style:parent-style-name="Default" style:data-style-name="N48,3cel-Plastruder MK3"/>
    <number:number-style style:name="N49,3cel-Plastruder MK3" style:volatile="true">
      <number:number number:min-integer-digits="1" number:decimal-places="0"/>
    </number:number-style>
    <style:style style:name="49,3cel-Plastruder MK3" style:family="table-cell" style:parent-style-name="Default" style:data-style-name="N49,3cel-Plastruder MK3"/>
    <number:number-style style:name="N50,3cel-Plastruder MK3" style:volatile="true">
      <number:number number:min-integer-digits="1" number:decimal-places="0"/>
    </number:number-style>
    <style:style style:name="50,3cel-Plastruder MK3" style:family="table-cell" style:parent-style-name="Default" style:data-style-name="N50,3cel-Plastruder MK3"/>
    <number:number-style style:name="N51,3cel-Plastruder MK3" style:volatile="true">
      <number:number number:min-integer-digits="1" number:decimal-places="0"/>
    </number:number-style>
    <style:style style:name="51,3cel-Plastruder MK3" style:family="table-cell" style:parent-style-name="Default" style:data-style-name="N51,3cel-Plastruder MK3"/>
    <number:number-style style:name="N52,3cel-Plastruder MK3" style:volatile="true">
      <number:number number:min-integer-digits="1" number:decimal-places="0"/>
    </number:number-style>
    <style:style style:name="52,3cel-Plastruder MK3" style:family="table-cell" style:parent-style-name="Default" style:data-style-name="N52,3cel-Plastruder MK3"/>
    <number:number-style style:name="N56,3cel-Plastruder MK3" style:volatile="true">
      <number:number number:min-integer-digits="1" number:decimal-places="0"/>
    </number:number-style>
    <style:style style:name="56,3cel-Plastruder MK3" style:family="table-cell" style:parent-style-name="Default" style:data-style-name="N56,3cel-Plastruder MK3"/>
    <number:number-style style:name="N57,2cel-Plastruder MK3" style:volatile="true">
      <number:number number:min-integer-digits="1" number:decimal-places="0"/>
    </number:number-style>
    <style:style style:name="57,2cel-Plastruder MK3" style:family="table-cell" style:parent-style-name="Default" style:data-style-name="N57,2cel-Plastruder MK3"/>
    <number:number-style style:name="N57,3cel-Plastruder MK3" style:volatile="true">
      <number:number number:min-integer-digits="1" number:decimal-places="0"/>
    </number:number-style>
    <style:style style:name="57,3cel-Plastruder MK3" style:family="table-cell" style:parent-style-name="Default" style:data-style-name="N57,3cel-Plastruder MK3"/>
    <style:style style:name="_col-Motors Kit" style:family="table-column">
      <style:table-column-properties fo:break-before="auto" style:column-width="1.25in"/>
    </style:style>
    <style:style style:name="_row-Motors Kit" style:family="table-row">
      <style:table-row-properties style:row-height="0.17708333333333331in" fo:break-before="auto"/>
    </style:style>
    <number:number-style style:name="N3,3cel-Motors Kit" style:volatile="true">
      <number:number number:min-integer-digits="1" number:decimal-places="0"/>
    </number:number-style>
    <style:style style:name="3,3cel-Motors Kit" style:family="table-cell" style:parent-style-name="Default" style:data-style-name="N3,3cel-Motors Kit"/>
    <style:style style:name="_col-Foam Buildbase Kit" style:family="table-column">
      <style:table-column-properties fo:break-before="auto" style:column-width="1.25in"/>
    </style:style>
    <style:style style:name="_row-Foam Buildbase Kit" style:family="table-row">
      <style:table-row-properties style:row-height="0.17708333333333331in" fo:break-before="auto"/>
    </style:style>
    <style:style style:name="1col-Foam Buildbase Kit" style:family="table-column">
      <style:table-column-properties fo:break-before="auto" style:column-width="1.9583333333333333in"/>
    </style:style>
    <number:number-style style:name="N3,3cel-Foam Buildbase Kit" style:volatile="true">
      <number:number number:min-integer-digits="1" number:decimal-places="0"/>
    </number:number-style>
    <style:style style:name="3,3cel-Foam Buildbase Kit" style:family="table-cell" style:parent-style-name="Default" style:data-style-name="N3,3cel-Foam Buildbase Kit"/>
    <number:number-style style:name="N4,3cel-Foam Buildbase Kit" style:volatile="true">
      <number:number number:min-integer-digits="1" number:decimal-places="0"/>
    </number:number-style>
    <style:style style:name="4,3cel-Foam Buildbase Kit" style:family="table-cell" style:parent-style-name="Default" style:data-style-name="N4,3cel-Foam Buildbase Kit"/>
    <number:number-style style:name="N5,3cel-Foam Buildbase Kit" style:volatile="true">
      <number:number number:min-integer-digits="1" number:decimal-places="0"/>
    </number:number-style>
    <style:style style:name="5,3cel-Foam Buildbase Kit" style:family="table-cell" style:parent-style-name="Default" style:data-style-name="N5,3cel-Foam Buildbase Kit"/>
    <style:style style:name="_col-CupCake Tools Kit" style:family="table-column">
      <style:table-column-properties fo:break-before="auto" style:column-width="1.25in"/>
    </style:style>
    <style:style style:name="_row-CupCake Tools Kit" style:family="table-row">
      <style:table-row-properties style:row-height="0.17708333333333331in" fo:break-before="auto"/>
    </style:style>
    <style:style style:name="1col-CupCake Tools Kit" style:family="table-column">
      <style:table-column-properties fo:break-before="auto" style:column-width="1.8020833333333333in"/>
    </style:style>
    <style:style style:name="2col-CupCake Tools Kit" style:family="table-column">
      <style:table-column-properties fo:break-before="auto" style:column-width="1.6458333333333333in"/>
    </style:style>
    <number:number-style style:name="N3,3cel-CupCake Tools Kit" style:volatile="true">
      <number:number number:min-integer-digits="1" number:decimal-places="0"/>
    </number:number-style>
    <style:style style:name="3,3cel-CupCake Tools Kit" style:family="table-cell" style:parent-style-name="Default" style:data-style-name="N3,3cel-CupCake Tools Kit"/>
    <number:number-style style:name="N4,3cel-CupCake Tools Kit" style:volatile="true">
      <number:number number:min-integer-digits="1" number:decimal-places="0"/>
    </number:number-style>
    <style:style style:name="4,3cel-CupCake Tools Kit" style:family="table-cell" style:parent-style-name="Default" style:data-style-name="N4,3cel-CupCake Tools Kit"/>
    <number:number-style style:name="N5,3cel-CupCake Tools Kit" style:volatile="true">
      <number:number number:min-integer-digits="1" number:decimal-places="0"/>
    </number:number-style>
    <style:style style:name="5,3cel-CupCake Tools Kit" style:family="table-cell" style:parent-style-name="Default" style:data-style-name="N5,3cel-CupCake Tools Kit"/>
    <number:number-style style:name="N6,3cel-CupCake Tools Kit" style:volatile="true">
      <number:number number:min-integer-digits="1" number:decimal-places="0"/>
    </number:number-style>
    <style:style style:name="6,3cel-CupCake Tools Kit" style:family="table-cell" style:parent-style-name="Default" style:data-style-name="N6,3cel-CupCake Tools Kit"/>
    <number:number-style style:name="N7,3cel-CupCake Tools Kit" style:volatile="true">
      <number:number number:min-integer-digits="1" number:decimal-places="0"/>
    </number:number-style>
    <style:style style:name="7,3cel-CupCake Tools Kit" style:family="table-cell" style:parent-style-name="Default" style:data-style-name="N7,3cel-CupCake Tools Kit"/>
    <number:number-style style:name="N8,3cel-CupCake Tools Kit" style:volatile="true">
      <number:number number:min-integer-digits="1" number:decimal-places="0"/>
    </number:number-style>
    <style:style style:name="8,3cel-CupCake Tools Kit" style:family="table-cell" style:parent-style-name="Default" style:data-style-name="N8,3cel-CupCake Tools Kit"/>
    <style:style style:name="_col-Cable Kit" style:family="table-column">
      <style:table-column-properties fo:break-before="auto" style:column-width="1.25in"/>
    </style:style>
    <style:style style:name="_row-Cable Kit" style:family="table-row">
      <style:table-row-properties style:row-height="0.17708333333333331in" fo:break-before="auto"/>
    </style:style>
    <style:style style:name="1col-Cable Kit" style:family="table-column">
      <style:table-column-properties fo:break-before="auto" style:column-width="1.6041666666666665in"/>
    </style:style>
    <number:number-style style:name="N3,2cel-Cable Kit" style:volatile="true">
      <number:number number:min-integer-digits="1" number:decimal-places="0"/>
    </number:number-style>
    <style:style style:name="3,2cel-Cable Kit" style:family="table-cell" style:parent-style-name="Default" style:data-style-name="N3,2cel-Cable Kit"/>
    <number:number-style style:name="N4,2cel-Cable Kit" style:volatile="true">
      <number:number number:min-integer-digits="1" number:decimal-places="0"/>
    </number:number-style>
    <style:style style:name="4,2cel-Cable Kit" style:family="table-cell" style:parent-style-name="Default" style:data-style-name="N4,2cel-Cable Kit"/>
    <number:number-style style:name="N5,2cel-Cable Kit" style:volatile="true">
      <number:number number:min-integer-digits="1" number:decimal-places="0"/>
    </number:number-style>
    <style:style style:name="5,2cel-Cable Kit" style:family="table-cell" style:parent-style-name="Default" style:data-style-name="N5,2cel-Cable Kit"/>
    <style:style style:name="_col-SMD Soldering Kit" style:family="table-column">
      <style:table-column-properties fo:break-before="auto" style:column-width="1.25in"/>
    </style:style>
    <style:style style:name="_row-SMD Soldering Kit" style:family="table-row">
      <style:table-row-properties style:row-height="0.17708333333333331in" fo:break-before="auto"/>
    </style:style>
    <style:style style:name="1,1cel-SMD Soldering Kit" style:family="table-cell" style:parent-style-name="Default">
      <style:table-cell-properties fo:border-bottom="none" fo:border-left="none" fo:border-right="none" fo:border-top="none"/>
      <style:text-properties fo:font-size="12pt" fo:font-weight="bold"/>
    </style:style>
    <style:style style:name="1,4cel-SMD Soldering Kit" style:family="table-cell" style:parent-style-name="Default">
      <style:table-cell-properties fo:border-bottom="none" fo:border-left="none" fo:border-right="none" fo:border-top="none"/>
    </style:style>
    <style:style style:name="2,1cel-SMD Soldering Kit" style:family="table-cell" style:parent-style-name="Default">
      <style:table-cell-properties fo:border-bottom="none" fo:border-left="none" fo:border-right="none" fo:border-top="none"/>
      <style:text-properties fo:font-weight="bold"/>
    </style:style>
    <number:number-style style:name="N3,3cel-SMD Soldering Kit" style:volatile="true">
      <number:number number:min-integer-digits="1" number:decimal-places="0"/>
    </number:number-style>
    <style:style style:name="3,3cel-SMD Soldering Kit" style:family="table-cell" style:parent-style-name="Default" style:data-style-name="N3,3cel-SMD Soldering Kit"/>
    <number:number-style style:name="N4,3cel-SMD Soldering Kit" style:volatile="true">
      <number:number number:min-integer-digits="1" number:decimal-places="0"/>
    </number:number-style>
    <style:style style:name="4,3cel-SMD Soldering Kit" style:family="table-cell" style:parent-style-name="Default" style:data-style-name="N4,3cel-SMD Soldering Kit"/>
    <number:number-style style:name="N5,3cel-SMD Soldering Kit" style:volatile="true">
      <number:number number:min-integer-digits="1" number:decimal-places="0"/>
    </number:number-style>
    <style:style style:name="5,3cel-SMD Soldering Kit" style:family="table-cell" style:parent-style-name="Default" style:data-style-name="N5,3cel-SMD Soldering Kit"/>
    <number:number-style style:name="N6,3cel-SMD Soldering Kit" style:volatile="true">
      <number:number number:min-integer-digits="1" number:decimal-places="0"/>
    </number:number-style>
    <style:style style:name="6,3cel-SMD Soldering Kit" style:family="table-cell" style:parent-style-name="Default" style:data-style-name="N6,3cel-SMD Soldering Kit"/>
    <number:number-style style:name="N7,3cel-SMD Soldering Kit" style:volatile="true">
      <number:number number:min-integer-digits="1" number:decimal-places="0"/>
    </number:number-style>
    <style:style style:name="7,3cel-SMD Soldering Kit" style:family="table-cell" style:parent-style-name="Default" style:data-style-name="N7,3cel-SMD Soldering Kit"/>
    <number:number-style style:name="N8,3cel-SMD Soldering Kit" style:volatile="true">
      <number:number number:min-integer-digits="1" number:decimal-places="0"/>
    </number:number-style>
    <style:style style:name="8,3cel-SMD Soldering Kit" style:family="table-cell" style:parent-style-name="Default" style:data-style-name="N8,3cel-SMD Soldering Kit"/>
  </office:automatic-styles>
  <office:body>
    <office:spreadsheet>
      <table:table table:name="CupCake CNC Master Kit List">
        <table:table-column table:style-name="1col-CupCake CNC Master Kit List" table:default-cell-style-name="Default"/>
        <table:table-column table:style-name="2col-CupCake CNC Master Kit List" table:default-cell-style-name="Default"/>
        <table:table-column table:style-name="3col-CupCake CNC Master Kit List" table:default-cell-style-name="Default"/>
        <table:table-column table:style-name="_col-CupCake CNC Master Kit List" table:default-cell-style-name="Default"/>
        <table:table-column table:style-name="5col-CupCake CNC Master Kit List" table:default-cell-style-name="Default"/>
        <table:table-column table:style-name="_col-CupCake CNC Master Kit List" table:number-columns-repeated="15" table:default-cell-style-name="Default"/>
        <table:table-row table:style-name="1row-CupCake CNC Master Kit List">
          <table:table-cell table:style-name="1,1cel-CupCake CNC Master Kit List" table:number-columns-spanned="4" office:value-type="string">
            <text:p>Kit of Kits</text:p>
          </table:table-cell>
          <table:covered-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upCake CNC Master Kit List">
          <table:table-cell table:style-name="2,1cel-CupCake CNC Master Kit List" office:value-type="string">
            <text:p>Kit Name</text:p>
          </table:table-cell>
          <table:table-cell table:style-name="2,1cel-CupCake CNC Master Kit List" office:value-type="string">
            <text:p>Notes</text:p>
          </table:table-cell>
          <table:table-cell table:style-name="2,1cel-CupCake CNC Master Kit List" office:value-type="string">
            <text:p>QTY</text:p>
          </table:table-cell>
          <table:table-cell table:style-name="2,4cel-CupCake CNC Master Kit Lis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upCake CNC Master Kit List">
          <table:table-cell table:style-name="3,1cel-CupCake CNC Master Kit List" office:value-type="string">
            <text:p>Lasercut Parts Kit</text:p>
          </table:table-cell>
          <table:table-cell table:style-name="3,1cel-CupCake CNC Master Kit List" office:value-type="string">
            <text:p>XY Kit</text:p>
          </table:table-cell>
          <table:table-cell table:style-name="3,3cel-CupCake CNC Master Kit Lis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upCake CNC Master Kit List">
          <table:table-cell table:style-name="3,1cel-CupCake CNC Master Kit List"/>
          <table:table-cell table:style-name="3,1cel-CupCake CNC Master Kit List" office:value-type="string">
            <text:p>Z+Body Kit</text:p>
          </table:table-cell>
          <table:table-cell table:style-name="4,3cel-CupCake CNC Master Kit Lis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upCake CNC Master Kit List">
          <table:table-cell table:style-name="3,1cel-CupCake CNC Master Kit List"/>
          <table:table-cell table:style-name="3,1cel-CupCake CNC Master Kit List" office:value-type="string">
            <text:p>Small Parts Kit</text:p>
          </table:table-cell>
          <table:table-cell table:style-name="3,1cel-CupCake CNC Master Kit Lis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 table:style-name="3,1cel-CupCake CNC Master Kit List"/>
          <table:table-cell table:style-name="3,1cel-CupCake CNC Master Kit List"/>
          <table:table-cell table:style-name="3,1cel-CupCake CNC Master Kit Lis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upCake CNC Master Kit List">
          <table:table-cell table:style-name="3,1cel-CupCake CNC Master Kit List" office:value-type="string">
            <text:p>Drive System Kit</text:p>
          </table:table-cell>
          <table:table-cell table:style-name="3,1cel-CupCake CNC Master Kit List" office:value-type="string">
            <text:p>Lasercut Pulley Kit</text:p>
          </table:table-cell>
          <table:table-cell table:style-name="7,3cel-CupCake CNC Master Kit Lis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upCake CNC Master Kit List">
          <table:table-cell table:style-name="3,1cel-CupCake CNC Master Kit List"/>
          <table:table-cell table:style-name="3,1cel-CupCake CNC Master Kit List" office:value-type="string">
            <text:p>Printed Pulley Kit</text:p>
          </table:table-cell>
          <table:table-cell table:style-name="8,3cel-CupCake CNC Master Kit Lis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upCake CNC Master Kit List">
          <table:table-cell table:style-name="3,1cel-CupCake CNC Master Kit List"/>
          <table:table-cell table:style-name="3,1cel-CupCake CNC Master Kit List" office:value-type="string">
            <text:p>Belt/Pulley Kit</text:p>
          </table:table-cell>
          <table:table-cell table:style-name="9,3cel-CupCake CNC Master Kit Lis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upCake CNC Master Kit List">
          <table:table-cell table:style-name="3,1cel-CupCake CNC Master Kit List"/>
          <table:table-cell table:style-name="3,1cel-CupCake CNC Master Kit List" office:value-type="string">
            <text:p>Rods Kit</text:p>
          </table:table-cell>
          <table:table-cell table:style-name="10,3cel-CupCake CNC Master Kit Lis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 table:style-name="3,1cel-CupCake CNC Master Kit List"/>
          <table:table-cell table:style-name="3,1cel-CupCake CNC Master Kit List"/>
          <table:table-cell table:style-name="3,1cel-CupCake CNC Master Kit Lis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upCake CNC Master Kit List">
          <table:table-cell table:style-name="3,1cel-CupCake CNC Master Kit List" office:value-type="string">
            <text:p>Hardware Burrito</text:p>
          </table:table-cell>
          <table:table-cell table:style-name="3,1cel-CupCake CNC Master Kit List"/>
          <table:table-cell table:style-name="12,3cel-CupCake CNC Master Kit Lis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upCake CNC Master Kit List">
          <table:table-cell table:style-name="3,1cel-CupCake CNC Master Kit List" office:value-type="string">
            <text:p>Generation 3 Electronics Kit</text:p>
          </table:table-cell>
          <table:table-cell table:style-name="3,1cel-CupCake CNC Master Kit List"/>
          <table:table-cell table:style-name="13,3cel-CupCake CNC Master Kit Lis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upCake CNC Master Kit List">
          <table:table-cell table:style-name="3,1cel-CupCake CNC Master Kit List" office:value-type="string">
            <text:p>Plastruder MK3 Kit</text:p>
          </table:table-cell>
          <table:table-cell table:style-name="3,1cel-CupCake CNC Master Kit List"/>
          <table:table-cell table:style-name="14,3cel-CupCake CNC Master Kit Lis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upCake CNC Master Kit List">
          <table:table-cell table:style-name="3,1cel-CupCake CNC Master Kit List" office:value-type="string">
            <text:p>Motors Kit</text:p>
          </table:table-cell>
          <table:table-cell table:style-name="3,1cel-CupCake CNC Master Kit List"/>
          <table:table-cell table:style-name="15,3cel-CupCake CNC Master Kit List" office:value-type="float" office:value="1">
            <text:p>1</text:p>
          </table:table-cell>
          <table:table-cell/>
          <table:table-cell table:style-name="2,4cel-CupCake CNC Master Kit Lis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upCake CNC Master Kit List">
          <table:table-cell table:style-name="3,1cel-CupCake CNC Master Kit List" office:value-type="string">
            <text:p>Foamcore Build Bases</text:p>
          </table:table-cell>
          <table:table-cell table:style-name="3,1cel-CupCake CNC Master Kit List"/>
          <table:table-cell table:style-name="16,3cel-CupCake CNC Master Kit List" office:value-type="float" office:value="10">
            <text:p>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upCake CNC Master Kit List">
          <table:table-cell table:style-name="3,1cel-CupCake CNC Master Kit List" office:value-type="string">
            <text:p>5lb ABS plastic</text:p>
          </table:table-cell>
          <table:table-cell table:style-name="3,1cel-CupCake CNC Master Kit List"/>
          <table:table-cell table:style-name="17,3cel-CupCake CNC Master Kit Lis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upCake CNC Master Kit List">
          <table:table-cell table:style-name="1,1cel-CupCake CNC Master Kit List" table:number-columns-spanned="4" office:value-type="string">
            <text:p>Deluxe Add-ons Kit</text:p>
          </table:table-cell>
          <table:covered-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upCake CNC Master Kit List">
          <table:table-cell table:style-name="2,1cel-CupCake CNC Master Kit List" office:value-type="string">
            <text:p>Kit Name</text:p>
          </table:table-cell>
          <table:table-cell table:style-name="2,1cel-CupCake CNC Master Kit List" office:value-type="string">
            <text:p>Notes</text:p>
          </table:table-cell>
          <table:table-cell table:style-name="2,1cel-CupCake CNC Master Kit List" office:value-type="string">
            <text:p>QTY</text:p>
          </table:table-cell>
          <table:table-cell table:style-name="2,4cel-CupCake CNC Master Kit Lis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upCake CNC Master Kit List">
          <table:table-cell table:style-name="3,1cel-CupCake CNC Master Kit List" office:value-type="string">
            <text:p>Foam Build Base Kit</text:p>
          </table:table-cell>
          <table:table-cell table:style-name="3,1cel-CupCake CNC Master Kit List"/>
          <table:table-cell table:style-name="21,3cel-CupCake CNC Master Kit Lis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upCake CNC Master Kit List">
          <table:table-cell table:style-name="3,1cel-CupCake CNC Master Kit List" office:value-type="string">
            <text:p>CupCake Tools Kit</text:p>
          </table:table-cell>
          <table:table-cell table:style-name="3,1cel-CupCake CNC Master Kit List"/>
          <table:table-cell table:style-name="22,3cel-CupCake CNC Master Kit Lis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upCake CNC Master Kit List">
          <table:table-cell table:style-name="3,1cel-CupCake CNC Master Kit List" office:value-type="string">
            <text:p>Cable Kit</text:p>
          </table:table-cell>
          <table:table-cell table:style-name="3,1cel-CupCake CNC Master Kit List"/>
          <table:table-cell table:style-name="23,3cel-CupCake CNC Master Kit Lis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upCake CNC Master Kit List">
          <table:table-cell table:style-name="3,1cel-CupCake CNC Master Kit List" office:value-type="string">
            <text:p>ATX PSU</text:p>
          </table:table-cell>
          <table:table-cell table:style-name="3,1cel-CupCake CNC Master Kit List"/>
          <table:table-cell table:style-name="24,3cel-CupCake CNC Master Kit Lis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upCake CNC Master Kit List">
          <table:table-cell table:style-name="3,1cel-CupCake CNC Master Kit List" office:value-type="string">
            <text:p>5lb ABS Plastic</text:p>
          </table:table-cell>
          <table:table-cell table:style-name="3,1cel-CupCake CNC Master Kit List"/>
          <table:table-cell table:style-name="25,3cel-CupCake CNC Master Kit Lis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upCake CNC Master Kit List">
          <table:table-cell table:style-name="3,1cel-CupCake CNC Master Kit List" office:value-type="string">
            <text:p>SMT Soldering Toolkit</text:p>
          </table:table-cell>
          <table:table-cell table:style-name="3,1cel-CupCake CNC Master Kit List"/>
          <table:table-cell table:style-name="26,3cel-CupCake CNC Master Kit Lis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CNC Master Kit Lis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Lasercut Parts Kit">
        <table:table-column table:style-name="1col-Lasercut Parts Kit" table:default-cell-style-name="Default"/>
        <table:table-column table:style-name="2col-Lasercut Parts Kit" table:number-columns-repeated="18" table:default-cell-style-name="Default"/>
        <table:table-row table:style-name="1row-CupCake CNC Master Kit List">
          <table:table-cell table:style-name="1,1cel-CupCake CNC Master Kit List" table:number-columns-spanned="4" office:value-type="string">
            <text:p>Lasercut Parts Kit</text:p>
          </table:table-cell>
          <table:covered-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table:style-name="2,1cel-Lasercut Parts Kit" office:value-type="string">
            <text:p>XY Lasercut Parts Ki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table:style-name="2,4cel-CupCake CNC Master Kit List" office:value-type="string">
            <text:p>Part Name</text:p>
          </table:table-cell>
          <table:table-cell table:style-name="2,4cel-CupCake CNC Master Kit List" office:value-type="string">
            <text:p>Notes</text:p>
          </table:table-cell>
          <table:table-cell table:style-name="2,4cel-CupCake CNC Master Kit List" office:value-type="string">
            <text:p>Quantity</text:p>
          </table:table-cell>
          <table:table-cell table:style-name="2,4cel-CupCake CNC Master Kit List" office:value-type="string">
            <text:p>Pack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Y stage</text:p>
          </table:table-cell>
          <table:table-cell office:value-type="string">
            <text:p>1/8" aircraft plywood</text:p>
          </table:table-cell>
          <table:table-cell table:style-name="4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Y front</text:p>
          </table:table-cell>
          <table:table-cell office:value-type="string">
            <text:p>1/8" aircraft plywood</text:p>
          </table:table-cell>
          <table:table-cell table:style-name="5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Y back</text:p>
          </table:table-cell>
          <table:table-cell office:value-type="string">
            <text:p>1/8" aircraft plywood</text:p>
          </table:table-cell>
          <table:table-cell table:style-name="6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Y rib</text:p>
          </table:table-cell>
          <table:table-cell office:value-type="string">
            <text:p>1/8" aircraft plywood</text:p>
          </table:table-cell>
          <table:table-cell table:style-name="7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Y clamp</text:p>
          </table:table-cell>
          <table:table-cell office:value-type="string">
            <text:p>1/8" aircraft plywood</text:p>
          </table:table-cell>
          <table:table-cell table:style-name="8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Build platform</text:p>
          </table:table-cell>
          <table:table-cell office:value-type="string">
            <text:p>1/8" aircraft plywood</text:p>
          </table:table-cell>
          <table:table-cell table:style-name="9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X stage</text:p>
          </table:table-cell>
          <table:table-cell office:value-type="string">
            <text:p>1/8" aircraft plywood</text:p>
          </table:table-cell>
          <table:table-cell table:style-name="10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X left</text:p>
          </table:table-cell>
          <table:table-cell office:value-type="string">
            <text:p>1/8" aircraft plywood</text:p>
          </table:table-cell>
          <table:table-cell table:style-name="11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X right</text:p>
          </table:table-cell>
          <table:table-cell office:value-type="string">
            <text:p>1/8" aircraft plywood</text:p>
          </table:table-cell>
          <table:table-cell table:style-name="12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X rib</text:p>
          </table:table-cell>
          <table:table-cell office:value-type="string">
            <text:p>1/8" aircraft plywood</text:p>
          </table:table-cell>
          <table:table-cell table:style-name="13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X front</text:p>
          </table:table-cell>
          <table:table-cell office:value-type="string">
            <text:p>1/8" aircraft plywood</text:p>
          </table:table-cell>
          <table:table-cell table:style-name="14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X back</text:p>
          </table:table-cell>
          <table:table-cell office:value-type="string">
            <text:p>1/8" aircraft plywood</text:p>
          </table:table-cell>
          <table:table-cell table:style-name="15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X clamp</text:p>
          </table:table-cell>
          <table:table-cell office:value-type="string">
            <text:p>1/8" aircraft plywood</text:p>
          </table:table-cell>
          <table:table-cell table:style-name="16,3cel-Lasercut Parts Kit"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X cap</text:p>
          </table:table-cell>
          <table:table-cell office:value-type="string">
            <text:p>1/8" aircraft plywood</text:p>
          </table:table-cell>
          <table:table-cell table:style-name="17,3cel-Lasercut Parts Kit"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Dessicant Bag</text:p>
          </table:table-cell>
          <table:table-cell office:value-type="string">
            <text:p>to keep things dry</text:p>
          </table:table-cell>
          <table:table-cell table:style-name="18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table:style-name="2,1cel-Lasercut Parts Kit" office:value-type="string">
            <text:p>Z+Body Lasercut Parts Ki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table:style-name="2,4cel-CupCake CNC Master Kit List" office:value-type="string">
            <text:p>Part Name</text:p>
          </table:table-cell>
          <table:table-cell table:style-name="2,4cel-CupCake CNC Master Kit List" office:value-type="string">
            <text:p>Notes</text:p>
          </table:table-cell>
          <table:table-cell table:style-name="2,4cel-CupCake CNC Master Kit List" office:value-type="string">
            <text:p>Quantity</text:p>
          </table:table-cell>
          <table:table-cell table:style-name="2,4cel-CupCake CNC Master Kit List" office:value-type="string">
            <text:p>Pack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Bottom Panel</text:p>
          </table:table-cell>
          <table:table-cell office:value-type="string">
            <text:p>5mm birch plywood</text:p>
          </table:table-cell>
          <table:table-cell table:style-name="22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Middle Panel</text:p>
          </table:table-cell>
          <table:table-cell office:value-type="string">
            <text:p>5mm birch plywood</text:p>
          </table:table-cell>
          <table:table-cell table:style-name="23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Power Panel</text:p>
          </table:table-cell>
          <table:table-cell office:value-type="string">
            <text:p>5mm birch plywood</text:p>
          </table:table-cell>
          <table:table-cell table:style-name="24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Top Panel</text:p>
          </table:table-cell>
          <table:table-cell office:value-type="string">
            <text:p>5mm birch plywood</text:p>
          </table:table-cell>
          <table:table-cell table:style-name="25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Back Panel</text:p>
          </table:table-cell>
          <table:table-cell office:value-type="string">
            <text:p>5mm birch plywood</text:p>
          </table:table-cell>
          <table:table-cell table:style-name="26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Front Panel</text:p>
          </table:table-cell>
          <table:table-cell office:value-type="string">
            <text:p>5mm birch plywood</text:p>
          </table:table-cell>
          <table:table-cell table:style-name="27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Left Panel</text:p>
          </table:table-cell>
          <table:table-cell office:value-type="string">
            <text:p>5mm birch plywood</text:p>
          </table:table-cell>
          <table:table-cell table:style-name="28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Right Panel</text:p>
          </table:table-cell>
          <table:table-cell office:value-type="string">
            <text:p>5mm birch plywood</text:p>
          </table:table-cell>
          <table:table-cell table:style-name="29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Z Stage</text:p>
          </table:table-cell>
          <table:table-cell office:value-type="string">
            <text:p>1/4" clear acrylic</text:p>
          </table:table-cell>
          <table:table-cell table:style-name="30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Dessicant Bag</text:p>
          </table:table-cell>
          <table:table-cell office:value-type="string">
            <text:p>to keep things dry</text:p>
          </table:table-cell>
          <table:table-cell table:style-name="31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table:style-name="2,1cel-Lasercut Parts Kit" office:value-type="string">
            <text:p>Small Lasercut Parts Ki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table:style-name="2,4cel-CupCake CNC Master Kit List" office:value-type="string">
            <text:p>Part Name</text:p>
          </table:table-cell>
          <table:table-cell table:style-name="2,4cel-CupCake CNC Master Kit List" office:value-type="string">
            <text:p>Notes</text:p>
          </table:table-cell>
          <table:table-cell table:style-name="2,4cel-CupCake CNC Master Kit List" office:value-type="string">
            <text:p>Quantity</text:p>
          </table:table-cell>
          <table:table-cell table:style-name="2,4cel-CupCake CNC Master Kit List" office:value-type="string">
            <text:p>Pack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Bearing Bracket</text:p>
          </table:table-cell>
          <table:table-cell office:value-type="string">
            <text:p>5mm birch plywood</text:p>
          </table:table-cell>
          <table:table-cell table:style-name="35,3cel-Lasercut Parts Kit" office:value-type="float" office:value="8">
            <text:p>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Z Stage Guides</text:p>
          </table:table-cell>
          <table:table-cell office:value-type="string">
            <text:p>5mm birch plywood</text:p>
          </table:table-cell>
          <table:table-cell table:style-name="36,3cel-Lasercut Parts Kit"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X Rod Covers</text:p>
          </table:table-cell>
          <table:table-cell office:value-type="string">
            <text:p>5mm birch plywood</text:p>
          </table:table-cell>
          <table:table-cell table:style-name="37,3cel-Lasercut Parts Kit"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Tape Holder Plate</text:p>
          </table:table-cell>
          <table:table-cell office:value-type="string">
            <text:p>5mm birch plywood</text:p>
          </table:table-cell>
          <table:table-cell table:style-name="38,3cel-Lasercut Part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Endstop Trigger Large</text:p>
          </table:table-cell>
          <table:table-cell office:value-type="string">
            <text:p>not popsicle sticks</text:p>
          </table:table-cell>
          <table:table-cell table:style-name="39,3cel-Lasercut Parts Kit"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 office:value-type="string">
            <text:p>Endstop Trigger Small</text:p>
          </table:table-cell>
          <table:table-cell office:value-type="string">
            <text:p>not popsicle sticks</text:p>
          </table:table-cell>
          <table:table-cell table:style-name="40,3cel-Lasercut Parts Kit"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asercut Part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rive System Kit">
        <table:table-column table:style-name="1col-Drive System Kit" table:default-cell-style-name="Default"/>
        <table:table-column table:style-name="2col-Drive System Kit" table:default-cell-style-name="Default"/>
        <table:table-column table:style-name="_col-Drive System Kit" table:number-columns-repeated="18" table:default-cell-style-name="Default"/>
        <table:table-row table:style-name="1row-CupCake CNC Master Kit List">
          <table:table-cell table:style-name="1,1cel-CupCake CNC Master Kit List" table:number-columns-spanned="4" office:value-type="string">
            <text:p>Drive System Kit</text:p>
          </table:table-cell>
          <table:covered-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table:style-name="2,1cel-Lasercut Parts Kit" office:value-type="string">
            <text:p>Lasercut Pulley Ki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table:style-name="2,4cel-CupCake CNC Master Kit List" office:value-type="string">
            <text:p>Part Name</text:p>
          </table:table-cell>
          <table:table-cell table:style-name="2,4cel-CupCake CNC Master Kit List" office:value-type="string">
            <text:p>Notes</text:p>
          </table:table-cell>
          <table:table-cell table:style-name="2,4cel-CupCake CNC Master Kit List" office:value-type="string">
            <text:p>Quantity</text:p>
          </table:table-cell>
          <table:table-cell table:style-name="2,4cel-CupCake CNC Master Kit List" office:value-type="string">
            <text:p>Pack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office:value-type="string">
            <text:p>606 flange</text:p>
          </table:table-cell>
          <table:table-cell/>
          <table:table-cell table:style-name="4,3cel-Drive System Kit"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office:value-type="string">
            <text:p>606 thin ring</text:p>
          </table:table-cell>
          <table:table-cell office:value-type="string">
            <text:p>incl. 1 extra</text:p>
          </table:table-cell>
          <table:table-cell table:style-name="5,3cel-Drive System Kit"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office:value-type="string">
            <text:p>606 thick ring</text:p>
          </table:table-cell>
          <table:table-cell office:value-type="string">
            <text:p>incl. 1 extra</text:p>
          </table:table-cell>
          <table:table-cell table:style-name="6,3cel-Drive System Kit"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office:value-type="string">
            <text:p>606 clamp</text:p>
          </table:table-cell>
          <table:table-cell/>
          <table:table-cell table:style-name="7,3cel-Drive System Kit"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office:value-type="string">
            <text:p>608 flange</text:p>
          </table:table-cell>
          <table:table-cell/>
          <table:table-cell table:style-name="8,3cel-Drive System Kit"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office:value-type="string">
            <text:p>608 thin ring</text:p>
          </table:table-cell>
          <table:table-cell office:value-type="string">
            <text:p>incl. 1 extra</text:p>
          </table:table-cell>
          <table:table-cell table:style-name="9,3cel-Drive System Kit"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office:value-type="string">
            <text:p>608 thick ring</text:p>
          </table:table-cell>
          <table:table-cell office:value-type="string">
            <text:p>incl. 1 extra</text:p>
          </table:table-cell>
          <table:table-cell table:style-name="10,3cel-Drive System Kit"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office:value-type="string">
            <text:p>608 clamp</text:p>
          </table:table-cell>
          <table:table-cell/>
          <table:table-cell table:style-name="11,3cel-Drive System Kit"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table:style-name="2,1cel-Lasercut Parts Kit" office:value-type="string">
            <text:p>Printed Pulley Ki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table:style-name="2,4cel-CupCake CNC Master Kit List" office:value-type="string">
            <text:p>Part Name</text:p>
          </table:table-cell>
          <table:table-cell table:style-name="2,4cel-CupCake CNC Master Kit List" office:value-type="string">
            <text:p>Notes</text:p>
          </table:table-cell>
          <table:table-cell table:style-name="2,4cel-CupCake CNC Master Kit List" office:value-type="string">
            <text:p>Quantity</text:p>
          </table:table-cell>
          <table:table-cell table:style-name="2,4cel-CupCake CNC Master Kit List" office:value-type="string">
            <text:p>Pack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office:value-type="string">
            <text:p>608 Idler Wheel</text:p>
          </table:table-cell>
          <table:table-cell/>
          <table:table-cell table:style-name="15,3cel-Drive System Kit"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office:value-type="string">
            <text:p>606 Idler Wheel</text:p>
          </table:table-cell>
          <table:table-cell/>
          <table:table-cell table:style-name="16,3cel-Drive System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table:style-name="2,1cel-Lasercut Parts Kit" office:value-type="string">
            <text:p>Belt/Pulley Hardware Ki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table:style-name="2,4cel-CupCake CNC Master Kit List" office:value-type="string">
            <text:p>Part Name</text:p>
          </table:table-cell>
          <table:table-cell table:style-name="2,4cel-CupCake CNC Master Kit List" office:value-type="string">
            <text:p>Notes</text:p>
          </table:table-cell>
          <table:table-cell table:style-name="2,4cel-CupCake CNC Master Kit List" office:value-type="string">
            <text:p>Quantity</text:p>
          </table:table-cell>
          <table:table-cell table:style-name="2,4cel-CupCake CNC Master Kit List" office:value-type="string">
            <text:p>Pack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office:value-type="string">
            <text:p>X Belt</text:p>
          </table:table-cell>
          <table:table-cell office:value-type="string">
            <text:p>sdp-si: A 6R51M196060</text:p>
          </table:table-cell>
          <table:table-cell table:style-name="20,3cel-Drive System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office:value-type="string">
            <text:p>Y Belt</text:p>
          </table:table-cell>
          <table:table-cell office:value-type="string">
            <text:p>sdp-si: A 6R51M264060</text:p>
          </table:table-cell>
          <table:table-cell table:style-name="21,3cel-Drive System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office:value-type="string">
            <text:p>Z Belt</text:p>
          </table:table-cell>
          <table:table-cell office:value-type="string">
            <text:p>sdp-si: A 6R51M424060</text:p>
          </table:table-cell>
          <table:table-cell table:style-name="22,3cel-Drive System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office:value-type="string">
            <text:p>4 big pulleys for z stage rods</text:p>
          </table:table-cell>
          <table:table-cell office:value-type="string">
            <text:p>sdp-si: A 6Z51M036DF0608</text:p>
          </table:table-cell>
          <table:table-cell table:style-name="23,3cel-Drive System Kit"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office:value-type="string">
            <text:p>1 big pulley for z stage stepper</text:p>
          </table:table-cell>
          <table:table-cell office:value-type="string">
            <text:p>sdp-si: A 6Z51-036DF0606</text:p>
          </table:table-cell>
          <table:table-cell table:style-name="24,3cel-Drive System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office:value-type="string">
            <text:p>2 small pulleys for xy stage steppers</text:p>
          </table:table-cell>
          <table:table-cell office:value-type="string">
            <text:p>sdp-si: A 6A51-017DF0606</text:p>
          </table:table-cell>
          <table:table-cell table:style-name="25,3cel-Drive System Kit"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office:value-type="string">
            <text:p>8 linear bearings for xy stage</text:p>
          </table:table-cell>
          <table:table-cell office:value-type="string">
            <text:p>sdp-si: A 7P 6MF0808E</text:p>
          </table:table-cell>
          <table:table-cell table:style-name="26,3cel-Drive System Kit" office:value-type="float" office:value="8">
            <text:p>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table:style-name="2,1cel-Lasercut Parts Kit" office:value-type="string">
            <text:p>Drive Rod Ki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table:style-name="2,4cel-CupCake CNC Master Kit List" office:value-type="string">
            <text:p>Item</text:p>
          </table:table-cell>
          <table:table-cell table:style-name="2,4cel-CupCake CNC Master Kit List" office:value-type="string">
            <text:p>Qty</text:p>
          </table:table-cell>
          <table:table-cell table:style-name="2,4cel-CupCake CNC Master Kit List" office:value-type="string">
            <text:p>Notes</text:p>
          </table:table-cell>
          <table:table-cell table:style-name="2,4cel-CupCake CNC Master Kit List" office:value-type="string">
            <text:p>Pack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office:value-type="string">
            <text:p>Z Rods</text:p>
          </table:table-cell>
          <table:table-cell table:style-name="30,2cel-Drive System Kit" office:value-type="float" office:value="4">
            <text:p>4</text:p>
          </table:table-cell>
          <table:table-cell office:value-type="string">
            <text:p>330mm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office:value-type="string">
            <text:p>X Rods</text:p>
          </table:table-cell>
          <table:table-cell table:style-name="31,2cel-Drive System Kit" office:value-type="float" office:value="2">
            <text:p>2</text:p>
          </table:table-cell>
          <table:table-cell office:value-type="string">
            <text:p>290mm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 office:value-type="string">
            <text:p>Y Rods</text:p>
          </table:table-cell>
          <table:table-cell table:style-name="32,2cel-Drive System Kit" office:value-type="float" office:value="2">
            <text:p>2</text:p>
          </table:table-cell>
          <table:table-cell office:value-type="string">
            <text:p>170mm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Drive System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ware Burrito">
        <table:table-column table:style-name="1col-Hardware Burrito" table:default-cell-style-name="Default"/>
        <table:table-column table:style-name="2col-Hardware Burrito" table:default-cell-style-name="Default"/>
        <table:table-column table:style-name="_col-Hardware Burrito" table:number-columns-repeated="13" table:default-cell-style-name="Default"/>
        <table:table-row table:style-name="1row-CupCake CNC Master Kit List">
          <table:table-cell table:style-name="1,1cel-CupCake CNC Master Kit List" table:number-columns-spanned="4" office:value-type="string">
            <text:p>CupCake Hardware Burrito</text:p>
          </table:table-cell>
          <table:covered-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 table:style-name="2,4cel-CupCake CNC Master Kit List" office:value-type="string">
            <text:p>Part Name</text:p>
          </table:table-cell>
          <table:table-cell table:style-name="2,4cel-CupCake CNC Master Kit List" office:value-type="string">
            <text:p>Notes</text:p>
          </table:table-cell>
          <table:table-cell table:style-name="2,4cel-CupCake CNC Master Kit List" office:value-type="string">
            <text:p>Quantity</text:p>
          </table:table-cell>
          <table:table-cell table:style-name="2,4cel-CupCake CNC Master Kit List" office:value-type="string">
            <text:p>Packed</text:p>
          </table:table-cell>
          <table:table-cell table:style-name="2,4cel-CupCake CNC Master Kit List" office:value-type="string">
            <text:p>To Order:</text:p>
          </table:table-cell>
          <table:table-cell table:style-name="2,6cel-Hardware Burrito" office:value-type="float" office:value="100">
            <text:p>1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 office:value-type="string">
            <text:p>M8 x 35mm socket cap bolt</text:p>
          </table:table-cell>
          <table:table-cell office:value-type="string">
            <text:p>mcmaster: 91290A438</text:p>
          </table:table-cell>
          <table:table-cell table:style-name="3,3cel-Hardware Burrito" office:value-type="float" office:value="3">
            <text:p>3</text:p>
          </table:table-cell>
          <table:table-cell/>
          <table:table-cell table:style-name="3,5cel-Hardware Burrito" table:formula="oooc:=[.C3]*[.F2]/50"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 office:value-type="string">
            <text:p>M8 nuts</text:p>
          </table:table-cell>
          <table:table-cell office:value-type="string">
            <text:p>mcmaster: 90591A161</text:p>
          </table:table-cell>
          <table:table-cell table:style-name="4,3cel-Hardware Burrito" office:value-type="float" office:value="33">
            <text:p>33</text:p>
          </table:table-cell>
          <table:table-cell/>
          <table:table-cell table:style-name="4,5cel-Hardware Burrito" table:formula="oooc:=[.C4]*[.F2]/100" office:value-type="float" office:value="33">
            <text:p>3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 office:value-type="string">
            <text:p>M8 washers</text:p>
          </table:table-cell>
          <table:table-cell office:value-type="string">
            <text:p>mcmaster: 91166A270</text:p>
          </table:table-cell>
          <table:table-cell table:style-name="5,3cel-Hardware Burrito" office:value-type="float" office:value="15">
            <text:p>15</text:p>
          </table:table-cell>
          <table:table-cell/>
          <table:table-cell table:style-name="5,5cel-Hardware Burrito" table:formula="oooc:=[.C5]*[.F2]/100"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 office:value-type="string">
            <text:p>M6 x 22mm bolt</text:p>
          </table:table-cell>
          <table:table-cell office:value-type="string">
            <text:p>mcmaster: 91280A332</text:p>
          </table:table-cell>
          <table:table-cell table:style-name="6,3cel-Hardware Burrito" office:value-type="float" office:value="1">
            <text:p>1</text:p>
          </table:table-cell>
          <table:table-cell/>
          <table:table-cell table:style-name="6,5cel-Hardware Burrito" table:formula="oooc:=[.C6]*[.F2]/100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 office:value-type="string">
            <text:p>M6 nut</text:p>
          </table:table-cell>
          <table:table-cell office:value-type="string">
            <text:p>mcmaster: 90591A151</text:p>
          </table:table-cell>
          <table:table-cell table:style-name="7,3cel-Hardware Burrito" office:value-type="float" office:value="3">
            <text:p>3</text:p>
          </table:table-cell>
          <table:table-cell/>
          <table:table-cell table:style-name="7,5cel-Hardware Burrito" table:formula="oooc:=[.C7]*[.F2]/100"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 office:value-type="string">
            <text:p>M6 washer</text:p>
          </table:table-cell>
          <table:table-cell office:value-type="string">
            <text:p>mcmaster: 91166A250</text:p>
          </table:table-cell>
          <table:table-cell table:style-name="8,3cel-Hardware Burrito" office:value-type="float" office:value="4">
            <text:p>4</text:p>
          </table:table-cell>
          <table:table-cell/>
          <table:table-cell table:style-name="8,5cel-Hardware Burrito" table:formula="oooc:=[.C8]*[.F2]/100"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 office:value-type="string">
            <text:p>M3 x 8 bolts</text:p>
          </table:table-cell>
          <table:table-cell office:value-type="string">
            <text:p>mcmaster: 91290A113</text:p>
          </table:table-cell>
          <table:table-cell table:style-name="9,3cel-Hardware Burrito" office:value-type="float" office:value="16">
            <text:p>16</text:p>
          </table:table-cell>
          <table:table-cell/>
          <table:table-cell table:style-name="9,5cel-Hardware Burrito" table:formula="oooc:=[.C9]*[.F2]/100" office:value-type="float" office:value="16">
            <text:p>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 office:value-type="string">
            <text:p>M3 x 10 bolts</text:p>
          </table:table-cell>
          <table:table-cell office:value-type="string">
            <text:p>mcmaster: 91290A115</text:p>
          </table:table-cell>
          <table:table-cell table:style-name="10,3cel-Hardware Burrito" office:value-type="float" office:value="50">
            <text:p>50</text:p>
          </table:table-cell>
          <table:table-cell/>
          <table:table-cell table:style-name="10,5cel-Hardware Burrito" table:formula="oooc:=[.C10]*[.F2]/100" office:value-type="float" office:value="50">
            <text:p>5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 office:value-type="string">
            <text:p>M3 x 16 bolts</text:p>
          </table:table-cell>
          <table:table-cell office:value-type="string">
            <text:p>mcmaster: 91290A120</text:p>
          </table:table-cell>
          <table:table-cell table:style-name="11,3cel-Hardware Burrito" office:value-type="float" office:value="200">
            <text:p>200</text:p>
          </table:table-cell>
          <table:table-cell/>
          <table:table-cell table:style-name="11,5cel-Hardware Burrito" table:formula="oooc:=[.C11]*[.F2]/100" office:value-type="float" office:value="200">
            <text:p>2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 office:value-type="string">
            <text:p>M3 x 30 bolts</text:p>
          </table:table-cell>
          <table:table-cell office:value-type="string">
            <text:p>mcmaster: 91290A130</text:p>
          </table:table-cell>
          <table:table-cell table:style-name="12,3cel-Hardware Burrito" office:value-type="float" office:value="12">
            <text:p>12</text:p>
          </table:table-cell>
          <table:table-cell/>
          <table:table-cell table:style-name="12,5cel-Hardware Burrito" table:formula="oooc:=[.C12]*[.F2]/100" office:value-type="float" office:value="12">
            <text:p>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 office:value-type="string">
            <text:p>M3 Nuts</text:p>
          </table:table-cell>
          <table:table-cell office:value-type="string">
            <text:p>mcmaster: 90591A121</text:p>
          </table:table-cell>
          <table:table-cell table:style-name="13,3cel-Hardware Burrito" office:value-type="float" office:value="200">
            <text:p>200</text:p>
          </table:table-cell>
          <table:table-cell/>
          <table:table-cell table:style-name="13,5cel-Hardware Burrito" table:formula="oooc:=[.C13]*[.F2]/100" office:value-type="float" office:value="200">
            <text:p>2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 office:value-type="string">
            <text:p>M3 Washers</text:p>
          </table:table-cell>
          <table:table-cell office:value-type="string">
            <text:p>mcmaster: 91100A120</text:p>
          </table:table-cell>
          <table:table-cell table:style-name="14,3cel-Hardware Burrito" office:value-type="float" office:value="100">
            <text:p>100</text:p>
          </table:table-cell>
          <table:table-cell/>
          <table:table-cell table:style-name="14,5cel-Hardware Burrito" table:formula="oooc:=[.C14]*[.F2]/100" office:value-type="float" office:value="100">
            <text:p>1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 office:value-type="string">
            <text:p>spacers for mounting electronics</text:p>
          </table:table-cell>
          <table:table-cell office:value-type="string">
            <text:p>mcmaster: 94639A332</text:p>
          </table:table-cell>
          <table:table-cell table:style-name="15,3cel-Hardware Burrito" office:value-type="float" office:value="25">
            <text:p>25</text:p>
          </table:table-cell>
          <table:table-cell/>
          <table:table-cell table:style-name="15,5cel-Hardware Burrito" table:formula="oooc:=[.C15]*[.F2]/100" office:value-type="float" office:value="25">
            <text:p>2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 office:value-type="string">
            <text:p>magnets</text:p>
          </table:table-cell>
          <table:table-cell office:value-type="string">
            <text:p>gaussboys 3mm^3 gold cube</text:p>
          </table:table-cell>
          <table:table-cell table:style-name="16,3cel-Hardware Burrito" office:value-type="float" office:value="10">
            <text:p>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 office:value-type="string">
            <text:p>608 Bearings (big)</text:p>
          </table:table-cell>
          <table:table-cell/>
          <table:table-cell table:style-name="17,3cel-Hardware Burrito" office:value-type="float" office:value="11">
            <text:p>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 office:value-type="string">
            <text:p>606 Bearings (small)</text:p>
          </table:table-cell>
          <table:table-cell/>
          <table:table-cell table:style-name="18,3cel-Hardware Burrito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ardware Burrito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eneration 3 Electronics Kit">
        <table:table-column table:style-name="1col-Generation 3 Electronics Kit" table:default-cell-style-name="Default"/>
        <table:table-column table:style-name="_col-Generation 3 Electronics Kit" table:number-columns-repeated="19" table:default-cell-style-name="Default"/>
        <table:table-row table:style-name="1row-CupCake CNC Master Kit List">
          <table:table-cell table:style-name="1,1cel-CupCake CNC Master Kit List" table:number-columns-spanned="4" office:value-type="string">
            <text:p>Generation 3 Electronics Kit</text:p>
          </table:table-cell>
          <table:covered-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 table:style-name="2,4cel-CupCake CNC Master Kit List" office:value-type="string">
            <text:p>Item</text:p>
          </table:table-cell>
          <table:table-cell table:style-name="2,4cel-CupCake CNC Master Kit List" office:value-type="string">
            <text:p>Notes</text:p>
          </table:table-cell>
          <table:table-cell table:style-name="2,4cel-CupCake CNC Master Kit List" office:value-type="string">
            <text:p>Quantity</text:p>
          </table:table-cell>
          <table:table-cell table:style-name="2,4cel-CupCake CNC Master Kit List" office:value-type="string">
            <text:p>Pack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 office:value-type="string">
            <text:p>Stepper Motor Driver v2.3 Kit</text:p>
          </table:table-cell>
          <table:table-cell/>
          <table:table-cell table:style-name="3,3cel-Generation 3 Electronics Kit"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 office:value-type="string">
            <text:p>Motherboard Kit v1.1 Kit</text:p>
          </table:table-cell>
          <table:table-cell/>
          <table:table-cell table:style-name="4,3cel-Generation 3 Electronic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 office:value-type="string">
            <text:p>Opto Endstop v2.1 Kit</text:p>
          </table:table-cell>
          <table:table-cell/>
          <table:table-cell table:style-name="5,3cel-Generation 3 Electronics Kit"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 office:value-type="string">
            <text:p>Extruder Controller Kit v2.2</text:p>
          </table:table-cell>
          <table:table-cell/>
          <table:table-cell table:style-name="6,3cel-Generation 3 Electronic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Plastruder MK3">
        <table:table-column table:style-name="1col-Plastruder MK3" table:default-cell-style-name="Default"/>
        <table:table-column table:style-name="2col-Plastruder MK3" table:default-cell-style-name="Default"/>
        <table:table-column table:style-name="3col-Plastruder MK3" table:default-cell-style-name="Default"/>
        <table:table-column table:style-name="2col-Plastruder MK3" table:number-columns-repeated="17" table:default-cell-style-name="Default"/>
        <table:table-row table:style-name="_row-Plastruder MK3">
          <table:table-cell table:style-name="2,1cel-Lasercut Parts Kit" office:value-type="string">
            <text:p>Lasercut Parts Ki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table:style-name="2,4cel-CupCake CNC Master Kit List" office:value-type="string">
            <text:p>Part Name</text:p>
          </table:table-cell>
          <table:table-cell table:style-name="2,4cel-CupCake CNC Master Kit List" office:value-type="string">
            <text:p>Notes</text:p>
          </table:table-cell>
          <table:table-cell table:style-name="2,4cel-CupCake CNC Master Kit List" office:value-type="string">
            <text:p>Quantity</text:p>
          </table:table-cell>
          <table:table-cell table:style-name="2,4cel-CupCake CNC Master Kit List" office:value-type="string">
            <text:p>Pack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Motor Mount</text:p>
          </table:table-cell>
          <table:table-cell office:value-type="string">
            <text:p>3/16" acrylic</text:p>
          </table:table-cell>
          <table:table-cell table:style-name="3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Filament Guide Middle Left</text:p>
          </table:table-cell>
          <table:table-cell office:value-type="string">
            <text:p>3/16" acrylic</text:p>
          </table:table-cell>
          <table:table-cell table:style-name="4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Filament Guide Middle Right</text:p>
          </table:table-cell>
          <table:table-cell office:value-type="string">
            <text:p>3/16" acrylic</text:p>
          </table:table-cell>
          <table:table-cell table:style-name="5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Dino Brace</text:p>
          </table:table-cell>
          <table:table-cell office:value-type="string">
            <text:p>3/16" acrylic</text:p>
          </table:table-cell>
          <table:table-cell table:style-name="6,3cel-Plastruder MK3"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Small Dino Left</text:p>
          </table:table-cell>
          <table:table-cell office:value-type="string">
            <text:p>3/16" acrylic</text:p>
          </table:table-cell>
          <table:table-cell table:style-name="7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Small Dino Right</text:p>
          </table:table-cell>
          <table:table-cell office:value-type="string">
            <text:p>3/16" acrylic</text:p>
          </table:table-cell>
          <table:table-cell table:style-name="8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Small Dino  Top Mount</text:p>
          </table:table-cell>
          <table:table-cell office:value-type="string">
            <text:p>3/16" acrylic</text:p>
          </table:table-cell>
          <table:table-cell table:style-name="9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Small Dino Bottom Mount</text:p>
          </table:table-cell>
          <table:table-cell office:value-type="string">
            <text:p>3/16" acrylic</text:p>
          </table:table-cell>
          <table:table-cell table:style-name="10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Big Dino Left</text:p>
          </table:table-cell>
          <table:table-cell office:value-type="string">
            <text:p>3/16" acrylic</text:p>
          </table:table-cell>
          <table:table-cell table:style-name="11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Big Dino Right</text:p>
          </table:table-cell>
          <table:table-cell office:value-type="string">
            <text:p>3/16" acrylic</text:p>
          </table:table-cell>
          <table:table-cell table:style-name="12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Big Dino Top Mount</text:p>
          </table:table-cell>
          <table:table-cell office:value-type="string">
            <text:p>3/16" acrylic</text:p>
          </table:table-cell>
          <table:table-cell table:style-name="13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Big Dino Bottom Mount</text:p>
          </table:table-cell>
          <table:table-cell office:value-type="string">
            <text:p>3/16" acrylic</text:p>
          </table:table-cell>
          <table:table-cell table:style-name="14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CupCake Insulator Retainer</text:p>
          </table:table-cell>
          <table:table-cell office:value-type="string">
            <text:p>3/16" acrylic</text:p>
          </table:table-cell>
          <table:table-cell table:style-name="15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RepRap Insulator Retainer</text:p>
          </table:table-cell>
          <table:table-cell office:value-type="string">
            <text:p>3/16" acrylic</text:p>
          </table:table-cell>
          <table:table-cell table:style-name="16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Filament Guide Bottom</text:p>
          </table:table-cell>
          <table:table-cell office:value-type="string">
            <text:p>1/8" acrylic</text:p>
          </table:table-cell>
          <table:table-cell table:style-name="17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Filament Guide Top</text:p>
          </table:table-cell>
          <table:table-cell office:value-type="string">
            <text:p>1/8" acrylic</text:p>
          </table:table-cell>
          <table:table-cell table:style-name="18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Idler Wheel</text:p>
          </table:table-cell>
          <table:table-cell office:value-type="string">
            <text:p>1/8" acrylic</text:p>
          </table:table-cell>
          <table:table-cell table:style-name="19,3cel-Plastruder MK3"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Retainer Plate</text:p>
          </table:table-cell>
          <table:table-cell office:value-type="string">
            <text:p>1/8" acrylic</text:p>
          </table:table-cell>
          <table:table-cell table:style-name="20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Spacer Plate</text:p>
          </table:table-cell>
          <table:table-cell office:value-type="string">
            <text:p>1/8" acrylic</text:p>
          </table:table-cell>
          <table:table-cell table:style-name="21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table:style-name="2,1cel-Lasercut Parts Kit" office:value-type="string">
            <text:p>Custom Bits Ki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table:style-name="2,4cel-CupCake CNC Master Kit List" office:value-type="string">
            <text:p>Part Name</text:p>
          </table:table-cell>
          <table:table-cell table:style-name="2,4cel-CupCake CNC Master Kit List" office:value-type="string">
            <text:p>Notes</text:p>
          </table:table-cell>
          <table:table-cell table:style-name="2,4cel-CupCake CNC Master Kit List" office:value-type="string">
            <text:p>Quantity</text:p>
          </table:table-cell>
          <table:table-cell table:style-name="2,4cel-CupCake CNC Master Kit List" office:value-type="string">
            <text:p>Pack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Brass Heater Barrel</text:p>
          </table:table-cell>
          <table:table-cell office:value-type="string">
            <text:p>see: heater-barrel.dxf</text:p>
          </table:table-cell>
          <table:table-cell table:style-name="25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PTFE Barrel</text:p>
          </table:table-cell>
          <table:table-cell office:value-type="string">
            <text:p>see: thermal-insulator.dxf</text:p>
          </table:table-cell>
          <table:table-cell table:style-name="26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Brass Nozzle</text:p>
          </table:table-cell>
          <table:table-cell office:value-type="string">
            <text:p>see: nozzle.dxf</text:p>
          </table:table-cell>
          <table:table-cell table:style-name="27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Retaining Washer</text:p>
          </table:table-cell>
          <table:table-cell office:value-type="string">
            <text:p>see: insulator-retainer.dxf</text:p>
          </table:table-cell>
          <table:table-cell table:style-name="28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100K Thermistor</text:p>
          </table:table-cell>
          <table:table-cell/>
          <table:table-cell table:style-name="29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1k ohm resistor</text:p>
          </table:table-cell>
          <table:table-cell/>
          <table:table-cell table:style-name="30,3cel-Plastruder MK3"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6 inches of ceramic tape</text:p>
          </table:table-cell>
          <table:table-cell office:value-type="string">
            <text:p>3/4" wide, from Cotronics</text:p>
          </table:table-cell>
          <table:table-cell table:style-name="31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5mm led red</text:p>
          </table:table-cell>
          <table:table-cell/>
          <table:table-cell table:style-name="32,3cel-Plastruder MK3"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31GA Nichrome Wire</text:p>
          </table:table-cell>
          <table:table-cell office:value-type="string">
            <text:p>150mm length</text:p>
          </table:table-cell>
          <table:table-cell table:style-name="33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Pinch wheel pulley</text:p>
          </table:table-cell>
          <table:table-cell office:value-type="string">
            <text:p>sdp-si: A 6A51M017DF0306</text:p>
          </table:table-cell>
          <table:table-cell table:style-name="34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crimp-on ferrule</text:p>
          </table:table-cell>
          <table:table-cell office:value-type="string">
            <text:p>mcmaster: 9681K48</text:p>
          </table:table-cell>
          <table:table-cell table:style-name="35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608 Bearing</text:p>
          </table:table-cell>
          <table:table-cell office:value-type="string">
            <text:p>standard skate bearing</text:p>
          </table:table-cell>
          <table:table-cell table:style-name="36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Zip ties</text:p>
          </table:table-cell>
          <table:table-cell/>
          <table:table-cell table:style-name="37,3cel-Plastruder MK3"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table:style-name="2,1cel-Lasercut Parts Kit" office:value-type="string">
            <text:p>Hardware Ki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table:style-name="2,4cel-CupCake CNC Master Kit List" office:value-type="string">
            <text:p>Part Name</text:p>
          </table:table-cell>
          <table:table-cell table:style-name="2,4cel-CupCake CNC Master Kit List" office:value-type="string">
            <text:p>Notes</text:p>
          </table:table-cell>
          <table:table-cell table:style-name="2,4cel-CupCake CNC Master Kit List" office:value-type="string">
            <text:p>Quantity</text:p>
          </table:table-cell>
          <table:table-cell table:style-name="2,4cel-CupCake CNC Master Kit List" office:value-type="string">
            <text:p>Pack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M8 x 30mm bolt</text:p>
          </table:table-cell>
          <table:table-cell office:value-type="string">
            <text:p>mcmaster: 91290A434</text:p>
          </table:table-cell>
          <table:table-cell table:style-name="41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M8 Nut</text:p>
          </table:table-cell>
          <table:table-cell office:value-type="string">
            <text:p>mcmaster: 90591A161</text:p>
          </table:table-cell>
          <table:table-cell table:style-name="42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M8 Washer</text:p>
          </table:table-cell>
          <table:table-cell office:value-type="string">
            <text:p>mcmaster: 91166A270</text:p>
          </table:table-cell>
          <table:table-cell table:style-name="43,3cel-Plastruder MK3"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M5 Nut</text:p>
          </table:table-cell>
          <table:table-cell office:value-type="string">
            <text:p>mcmaster: 90591A146</text:p>
          </table:table-cell>
          <table:table-cell table:style-name="44,3cel-Plastruder MK3"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M5 x 14mm bolt</text:p>
          </table:table-cell>
          <table:table-cell office:value-type="string">
            <text:p>mcmaster: 91290A230</text:p>
          </table:table-cell>
          <table:table-cell table:style-name="45,3cel-Plastruder MK3"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M3 x 50mm bolt</text:p>
          </table:table-cell>
          <table:table-cell office:value-type="string">
            <text:p>mcmaster: 91290A137</text:p>
          </table:table-cell>
          <table:table-cell table:style-name="46,3cel-Plastruder MK3"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M3 x 16mm bolt</text:p>
          </table:table-cell>
          <table:table-cell office:value-type="string">
            <text:p>mcmaster: 91290A120</text:p>
          </table:table-cell>
          <table:table-cell table:style-name="47,3cel-Plastruder MK3" office:value-type="float" office:value="14">
            <text:p>1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M3 x 12mm bolt</text:p>
          </table:table-cell>
          <table:table-cell office:value-type="string">
            <text:p>mcmaster: 91280A108</text:p>
          </table:table-cell>
          <table:table-cell table:style-name="48,3cel-Plastruder MK3"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M3 x 8mm bolt</text:p>
          </table:table-cell>
          <table:table-cell office:value-type="string">
            <text:p>mcmaster: 91290A113</text:p>
          </table:table-cell>
          <table:table-cell table:style-name="49,3cel-Plastruder MK3"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M3 Nut</text:p>
          </table:table-cell>
          <table:table-cell office:value-type="string">
            <text:p>mcmaster: 90591A121</text:p>
          </table:table-cell>
          <table:table-cell table:style-name="50,3cel-Plastruder MK3" office:value-type="float" office:value="30">
            <text:p>3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M3 Washer</text:p>
          </table:table-cell>
          <table:table-cell office:value-type="string">
            <text:p>mcmaster: 91100A120</text:p>
          </table:table-cell>
          <table:table-cell table:style-name="51,3cel-Plastruder MK3" office:value-type="float" office:value="9">
            <text:p>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plastic spacer</text:p>
          </table:table-cell>
          <table:table-cell office:value-type="string">
            <text:p>mcmaster: 94639A335</text:p>
          </table:table-cell>
          <table:table-cell table:style-name="52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table:style-name="2,1cel-Lasercut Parts Kit" office:value-type="string">
            <text:p>Miscellaneous Ki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table:style-name="2,4cel-CupCake CNC Master Kit List" office:value-type="string">
            <text:p>Part Name</text:p>
          </table:table-cell>
          <table:table-cell table:style-name="2,4cel-CupCake CNC Master Kit List" office:value-type="string">
            <text:p>Notes</text:p>
          </table:table-cell>
          <table:table-cell table:style-name="2,4cel-CupCake CNC Master Kit List" office:value-type="string">
            <text:p>Quantity</text:p>
          </table:table-cell>
          <table:table-cell table:style-name="2,4cel-CupCake CNC Master Kit List" office:value-type="string">
            <text:p>Packed</text:p>
          </table:table-cell>
          <table:table-cell table:style-name="2,4cel-CupCake CNC Master Kit List"/>
          <table:table-cell table:style-name="2,4cel-CupCake CNC Master Kit List"/>
          <table:table-cell table:style-name="2,4cel-CupCake CNC Master Kit List"/>
          <table:table-cell table:style-name="2,4cel-CupCake CNC Master Kit List"/>
          <table:table-cell table:style-name="2,4cel-CupCake CNC Master Kit List"/>
          <table:table-cell table:style-name="2,4cel-CupCake CNC Master Kit List"/>
          <table:table-cell table:style-name="2,4cel-CupCake CNC Master Kit List"/>
          <table:table-cell table:style-name="2,4cel-CupCake CNC Master Kit List"/>
          <table:table-cell table:style-name="2,4cel-CupCake CNC Master Kit List"/>
          <table:table-cell table:style-name="2,4cel-CupCake CNC Master Kit List"/>
          <table:table-cell table:style-name="2,4cel-CupCake CNC Master Kit List"/>
          <table:table-cell table:style-name="2,4cel-CupCake CNC Master Kit List"/>
          <table:table-cell table:style-name="2,4cel-CupCake CNC Master Kit List"/>
          <table:table-cell table:style-name="2,4cel-CupCake CNC Master Kit List"/>
          <table:table-cell table:style-name="2,4cel-CupCake CNC Master Kit List"/>
          <table:table-cell table:style-name="2,4cel-CupCake CNC Master Kit List"/>
        </table:table-row>
        <table:table-row table:style-name="_row-Plastruder MK3">
          <table:table-cell office:value-type="string">
            <text:p>Kapton tape</text:p>
          </table:table-cell>
          <table:table-cell office:value-type="string">
            <text:p>1/4" x 36 yards</text:p>
          </table:table-cell>
          <table:table-cell table:style-name="56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 office:value-type="string">
            <text:p>Kysan Motor</text:p>
          </table:table-cell>
          <table:table-cell table:style-name="57,2cel-Plastruder MK3" office:value-type="float" office:value="1156006">
            <text:p>1156006</text:p>
          </table:table-cell>
          <table:table-cell table:style-name="57,3cel-Plastruder MK3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Plastruder MK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otors Kit">
        <table:table-column table:style-name="_col-Motors Kit" table:number-columns-repeated="20" table:default-cell-style-name="Default"/>
        <table:table-row table:style-name="_row-Motors Kit">
          <table:table-cell table:style-name="2,1cel-Lasercut Parts Kit" office:value-type="string">
            <text:p>Motors Ki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 table:style-name="2,4cel-CupCake CNC Master Kit List" office:value-type="string">
            <text:p>Part Name</text:p>
          </table:table-cell>
          <table:table-cell table:style-name="2,4cel-CupCake CNC Master Kit List" office:value-type="string">
            <text:p>Notes</text:p>
          </table:table-cell>
          <table:table-cell table:style-name="2,4cel-CupCake CNC Master Kit List" office:value-type="string">
            <text:p>Quantity</text:p>
          </table:table-cell>
          <table:table-cell table:style-name="2,4cel-CupCake CNC Master Kit List" office:value-type="string">
            <text:p>Pack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 office:value-type="string">
            <text:p>NEMA17 Motor</text:p>
          </table:table-cell>
          <table:table-cell/>
          <table:table-cell table:style-name="3,3cel-Motors Kit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Motor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Foam Buildbase Kit">
        <table:table-column table:style-name="1col-Foam Buildbase Kit" table:default-cell-style-name="Default"/>
        <table:table-column table:style-name="_col-Foam Buildbase Kit" table:number-columns-repeated="19" table:default-cell-style-name="Default"/>
        <table:table-row table:style-name="_row-Foam Buildbase Kit">
          <table:table-cell table:style-name="2,1cel-Lasercut Parts Kit" office:value-type="string">
            <text:p>Foam Build Base Ki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 table:style-name="2,4cel-CupCake CNC Master Kit List" office:value-type="string">
            <text:p>Part Name</text:p>
          </table:table-cell>
          <table:table-cell table:style-name="2,4cel-CupCake CNC Master Kit List" office:value-type="string">
            <text:p>Notes</text:p>
          </table:table-cell>
          <table:table-cell table:style-name="2,4cel-CupCake CNC Master Kit List" office:value-type="string">
            <text:p>Quantity</text:p>
          </table:table-cell>
          <table:table-cell table:style-name="2,4cel-CupCake CNC Master Kit List" office:value-type="string">
            <text:p>Pack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 office:value-type="string">
            <text:p>Foam Build Base</text:p>
          </table:table-cell>
          <table:table-cell office:value-type="string">
            <text:p>100mm * 100mm</text:p>
          </table:table-cell>
          <table:table-cell table:style-name="3,3cel-Foam Buildbase Kit" office:value-type="float" office:value="20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 office:value-type="string">
            <text:p>Wooden Build Base</text:p>
          </table:table-cell>
          <table:table-cell/>
          <table:table-cell table:style-name="4,3cel-Foam Buildbase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 office:value-type="string">
            <text:p>3mm^3 Gold Magnets</text:p>
          </table:table-cell>
          <table:table-cell/>
          <table:table-cell table:style-name="5,3cel-Foam Buildbase Kit" office:value-type="float" office:value="5">
            <text:p>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Foam Buildbas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upCake Tools Kit">
        <table:table-column table:style-name="1col-CupCake Tools Kit" table:default-cell-style-name="Default"/>
        <table:table-column table:style-name="2col-CupCake Tools Kit" table:number-columns-repeated="19" table:default-cell-style-name="Default"/>
        <table:table-row table:style-name="_row-CupCake Tools Kit">
          <table:table-cell table:style-name="2,1cel-Lasercut Parts Kit" office:value-type="string">
            <text:p>CupCake Tools Kit</text:p>
          </table:table-cell>
          <table:table-cell table:style-name="2,4cel-CupCake CNC Master Kit List"/>
          <table:table-cell table:style-name="2,4cel-CupCake CNC Master Kit List"/>
          <table:table-cell table:style-name="2,4cel-CupCake CNC Master Kit Lis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 table:style-name="2,4cel-CupCake CNC Master Kit List" office:value-type="string">
            <text:p>Part Name</text:p>
          </table:table-cell>
          <table:table-cell table:style-name="2,4cel-CupCake CNC Master Kit List" office:value-type="string">
            <text:p>Notes</text:p>
          </table:table-cell>
          <table:table-cell table:style-name="2,4cel-CupCake CNC Master Kit List" office:value-type="string">
            <text:p>Quantity</text:p>
          </table:table-cell>
          <table:table-cell table:style-name="2,4cel-CupCake CNC Master Kit List" office:value-type="string">
            <text:p>Pack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 office:value-type="string">
            <text:p>USBTinyISP</text:p>
          </table:table-cell>
          <table:table-cell/>
          <table:table-cell table:style-name="3,3cel-CupCake Tool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 office:value-type="string">
            <text:p>1.3mm hex key</text:p>
          </table:table-cell>
          <table:table-cell office:value-type="string">
            <text:p>mcmaster: 7289A33</text:p>
          </table:table-cell>
          <table:table-cell table:style-name="4,3cel-CupCake Tool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 office:value-type="string">
            <text:p>2.0mm hex key</text:p>
          </table:table-cell>
          <table:table-cell office:value-type="string">
            <text:p>mcmaster: 7289A12</text:p>
          </table:table-cell>
          <table:table-cell table:style-name="5,3cel-CupCake Tool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 office:value-type="string">
            <text:p>2.5mm hex key</text:p>
          </table:table-cell>
          <table:table-cell office:value-type="string">
            <text:p>mcmaster: 5503A38</text:p>
          </table:table-cell>
          <table:table-cell table:style-name="6,3cel-CupCake Tool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 office:value-type="string">
            <text:p>6.0mm hex key</text:p>
          </table:table-cell>
          <table:table-cell office:value-type="string">
            <text:p>mcmaster: 7289A17</text:p>
          </table:table-cell>
          <table:table-cell table:style-name="7,3cel-CupCake Tools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 office:value-type="string">
            <text:p>13mm hex wrenches</text:p>
          </table:table-cell>
          <table:table-cell/>
          <table:table-cell table:style-name="8,3cel-CupCake Tools Kit"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upCake Tools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ble Kit">
        <table:table-column table:style-name="1col-Cable Kit" table:default-cell-style-name="Default"/>
        <table:table-column table:style-name="_col-Cable Kit" table:number-columns-repeated="19" table:default-cell-style-name="Default"/>
        <table:table-row table:style-name="_row-Cable Kit">
          <table:table-cell table:style-name="2,1cel-Lasercut Parts Kit" office:value-type="string">
            <text:p>Cable Kit</text:p>
          </table:table-cell>
          <table:table-cell table:style-name="2,4cel-CupCake CNC Master Kit List"/>
          <table:table-cell table:style-name="2,4cel-CupCake CNC Master Kit List"/>
          <table:table-cell table:style-name="2,4cel-CupCake CNC Master Kit Lis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 table:style-name="2,4cel-CupCake CNC Master Kit List" office:value-type="string">
            <text:p>Item </text:p>
          </table:table-cell>
          <table:table-cell table:style-name="2,4cel-CupCake CNC Master Kit List" office:value-type="string">
            <text:p>Qty</text:p>
          </table:table-cell>
          <table:table-cell table:style-name="2,4cel-CupCake CNC Master Kit List" office:value-type="string">
            <text:p>Notes</text:p>
          </table:table-cell>
          <table:table-cell table:style-name="2,4cel-CupCake CNC Master Kit List" office:value-type="string">
            <text:p>Pack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 office:value-type="string">
            <text:p>USB to TTL Cable</text:p>
          </table:table-cell>
          <table:table-cell table:style-name="3,2cel-Cable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 office:value-type="string">
            <text:p>Power Cord</text:p>
          </table:table-cell>
          <table:table-cell table:style-name="4,2cel-Cable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 office:value-type="string">
            <text:p>3' Ethernet Cable</text:p>
          </table:table-cell>
          <table:table-cell table:style-name="5,2cel-Cable Kit" office:value-type="float" office:value="7">
            <text:p>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ble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MD Soldering Kit">
        <table:table-column table:style-name="1col-CupCake Tools Kit" table:default-cell-style-name="Default"/>
        <table:table-column table:style-name="_col-SMD Soldering Kit" table:number-columns-repeated="19" table:default-cell-style-name="Default"/>
        <table:table-row table:style-name="_row-SMD Soldering Kit">
          <table:table-cell table:style-name="1,1cel-SMD Soldering Kit" table:number-columns-spanned="3" office:value-type="string">
            <text:p>SMT Soldering Toolkit</text:p>
          </table:table-cell>
          <table:covered-table-cell table:number-columns-repeated="2"/>
          <table:table-cell table:style-name="1,4cel-SMD Soldering Ki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 table:style-name="2,1cel-SMD Soldering Kit" office:value-type="string">
            <text:p>Name</text:p>
          </table:table-cell>
          <table:table-cell table:style-name="2,1cel-SMD Soldering Kit" office:value-type="string">
            <text:p>Notes</text:p>
          </table:table-cell>
          <table:table-cell table:style-name="2,1cel-SMD Soldering Kit" office:value-type="string">
            <text:p>Quantit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 office:value-type="string">
            <text:p>Solder Paste Syringe</text:p>
          </table:table-cell>
          <table:table-cell/>
          <table:table-cell table:style-name="3,3cel-SMD Soldering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 office:value-type="string">
            <text:p>Solder Paste Plunger</text:p>
          </table:table-cell>
          <table:table-cell/>
          <table:table-cell table:style-name="4,3cel-SMD Soldering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 office:value-type="string">
            <text:p>Solder Paste Needle</text:p>
          </table:table-cell>
          <table:table-cell/>
          <table:table-cell table:style-name="5,3cel-SMD Soldering Kit"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 office:value-type="string">
            <text:p>Tweezers</text:p>
          </table:table-cell>
          <table:table-cell/>
          <table:table-cell table:style-name="6,3cel-SMD Soldering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 office:value-type="string">
            <text:p>Desoldering Wick</text:p>
          </table:table-cell>
          <table:table-cell/>
          <table:table-cell table:style-name="7,3cel-SMD Soldering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 office:value-type="string">
            <text:p>Magnifying Headgear</text:p>
          </table:table-cell>
          <table:table-cell/>
          <table:table-cell table:style-name="8,3cel-SMD Soldering Kit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MD Soldering Kit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ext-properties style:font-name="Arial"/>
    </style:default-style>
    <style:style style:name="Default" style:family="table-cell">
      <style:table-cell-properties fo:wrap-option="wrap"/>
    </style:style>
  </office:styles>
</office:document-styles>
</file>

<file path=meta.xml><?xml version="1.0" encoding="utf-8"?>
<office:document-meta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meta>
    <meta:generator>Google Spreadsheets</meta:generator>
  </office:meta>
</office:document-meta>
</file>